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scadia Code" svg:font-family="'Cascadia Code'" style:font-pitch="fixed"/>
    <style:font-face style:name="Source Code Pro ExtraLight" svg:font-family="'Source Code Pro ExtraLight'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Fira Code" svg:font-family="'Fira Code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7" style:family="table">
      <style:table-properties style:width="27.16cm" table:align="margins" style:writing-mode="lr-tb"/>
    </style:style>
    <style:style style:name="Table7.A" style:family="table-column">
      <style:table-column-properties style:column-width="2.332cm" style:rel-column-width="5627*"/>
    </style:style>
    <style:style style:name="Table7.B" style:family="table-column">
      <style:table-column-properties style:column-width="21.992cm" style:rel-column-width="53065*"/>
    </style:style>
    <style:style style:name="Table7.C" style:family="table-column">
      <style:table-column-properties style:column-width="1.418cm" style:rel-column-width="3422*"/>
    </style:style>
    <style:style style:name="Table7.D" style:family="table-column">
      <style:table-column-properties style:column-width="1.418cm" style:rel-column-width="3421*"/>
    </style:style>
    <style:style style:name="Table7.A1" style:family="table-cell">
      <style:table-cell-properties fo:padding="0.097cm" fo:border-left="none" fo:border-right="none" fo:border-top="none" fo:border-bottom="0.05pt solid #cccccc"/>
    </style:style>
    <style:style style:name="Table7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7.D1" style:family="table-cell">
      <style:table-cell-properties fo:padding="0.097cm" fo:border="0.05pt solid #cccccc"/>
    </style:style>
    <style:style style:name="Table7.A2" style:family="table-cell">
      <style:table-cell-properties fo:padding="0.097cm" fo:border-left="0.05pt solid #cccccc" fo:border-right="none" fo:border-top="none" fo:border-bottom="0.05pt solid #cccccc"/>
    </style:style>
    <style:style style:name="Table7.D2" style:family="table-cell">
      <style:table-cell-properties fo:padding="0.097cm" fo:border-left="none" fo:border-right="0.05pt solid #cccccc" fo:border-top="none" fo:border-bottom="0.05pt solid #cccccc"/>
    </style:style>
    <style:style style:name="Table8" style:family="table">
      <style:table-properties style:width="27.16cm" table:align="margins" style:writing-mode="lr-tb"/>
    </style:style>
    <style:style style:name="Table8.A" style:family="table-column">
      <style:table-column-properties style:column-width="4.553cm" style:rel-column-width="2581*"/>
    </style:style>
    <style:style style:name="Table8.B" style:family="table-column">
      <style:table-column-properties style:column-width="19.842cm" style:rel-column-width="11249*"/>
    </style:style>
    <style:style style:name="Table8.C" style:family="table-column">
      <style:table-column-properties style:column-width="1.402cm" style:rel-column-width="795*"/>
    </style:style>
    <style:style style:name="Table8.D" style:family="table-column">
      <style:table-column-properties style:column-width="1.363cm" style:rel-column-width="773*"/>
    </style:style>
    <style:style style:name="Table8.A1" style:family="table-cell">
      <style:table-cell-properties fo:padding="0.097cm" fo:border-left="none" fo:border-right="none" fo:border-top="none" fo:border-bottom="0.05pt solid #cccccc"/>
    </style:style>
    <style:style style:name="Table8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8.D1" style:family="table-cell">
      <style:table-cell-properties fo:padding="0.097cm" fo:border="0.05pt solid #cccccc"/>
    </style:style>
    <style:style style:name="Table8.B2" style:family="table-cell">
      <style:table-cell-properties fo:padding="0.097cm" fo:border-left="none" fo:border-right="none" fo:border-top="0.05pt solid #cccccc" fo:border-bottom="0.05pt solid #cccccc"/>
    </style:style>
    <style:style style:name="Table8.D2" style:family="table-cell">
      <style:table-cell-properties fo:padding="0.097cm" fo:border-left="none" fo:border-right="0.05pt solid #cccccc" fo:border-top="none" fo:border-bottom="0.05pt solid #cccccc"/>
    </style:style>
    <style:style style:name="Table8.A3" style:family="table-cell">
      <style:table-cell-properties fo:padding="0.097cm" fo:border-left="0.05pt solid #cccccc" fo:border-right="none" fo:border-top="none" fo:border-bottom="0.05pt solid #cccccc"/>
    </style:style>
    <style:style style:name="Tableau1" style:family="table">
      <style:table-properties style:width="27.16cm" table:align="margins" style:writing-mode="lr-tb"/>
    </style:style>
    <style:style style:name="Tableau1.A" style:family="table-column">
      <style:table-column-properties style:column-width="4.498cm" style:rel-column-width="2550*"/>
    </style:style>
    <style:style style:name="Tableau1.B" style:family="table-column">
      <style:table-column-properties style:column-width="19.826cm" style:rel-column-width="11240*"/>
    </style:style>
    <style:style style:name="Tableau1.C" style:family="table-column">
      <style:table-column-properties style:column-width="1.418cm" style:rel-column-width="804*"/>
    </style:style>
    <style:style style:name="Tableau1.A1" style:family="table-cell">
      <style:table-cell-properties fo:padding="0.097cm" fo:border-left="none" fo:border-right="none" fo:border-top="none" fo:border-bottom="0.05pt solid #cccccc"/>
    </style:style>
    <style:style style:name="Tableau1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1.D1" style:family="table-cell">
      <style:table-cell-properties fo:padding="0.097cm" fo:border="0.05pt solid #cccccc"/>
    </style:style>
    <style:style style:name="Tableau1.A2" style:family="table-cell">
      <style:table-cell-properties fo:padding="0.097cm" fo:border-left="0.05pt solid #cccccc" fo:border-right="none" fo:border-top="none" fo:border-bottom="0.05pt solid #cccccc"/>
    </style:style>
    <style:style style:name="Tableau1.D2" style:family="table-cell">
      <style:table-cell-properties fo:padding="0.097cm" fo:border-left="none" fo:border-right="0.05pt solid #cccccc" fo:border-top="none" fo:border-bottom="0.05pt solid #cccccc"/>
    </style:style>
    <style:style style:name="Tableau2" style:family="table">
      <style:table-properties style:width="27.16cm" table:align="margins" style:writing-mode="lr-tb"/>
    </style:style>
    <style:style style:name="Tableau2.A" style:family="table-column">
      <style:table-column-properties style:column-width="4.498cm" style:rel-column-width="2550*"/>
    </style:style>
    <style:style style:name="Tableau2.B" style:family="table-column">
      <style:table-column-properties style:column-width="19.826cm" style:rel-column-width="11240*"/>
    </style:style>
    <style:style style:name="Tableau2.C" style:family="table-column">
      <style:table-column-properties style:column-width="1.418cm" style:rel-column-width="804*"/>
    </style:style>
    <style:style style:name="Tableau2.A1" style:family="table-cell">
      <style:table-cell-properties fo:padding="0.097cm" fo:border-left="none" fo:border-right="none" fo:border-top="none" fo:border-bottom="0.05pt solid #cccccc"/>
    </style:style>
    <style:style style:name="Tableau2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2.D1" style:family="table-cell">
      <style:table-cell-properties fo:padding="0.097cm" fo:border="0.05pt solid #cccccc"/>
    </style:style>
    <style:style style:name="Tableau2.A2" style:family="table-cell">
      <style:table-cell-properties fo:padding="0.097cm" fo:border-left="0.05pt solid #cccccc" fo:border-right="none" fo:border-top="none" fo:border-bottom="0.05pt solid #cccccc"/>
    </style:style>
    <style:style style:name="Tableau2.D2" style:family="table-cell">
      <style:table-cell-properties fo:padding="0.097cm" fo:border-left="none" fo:border-right="0.05pt solid #cccccc" fo:border-top="none" fo:border-bottom="0.05pt solid #cccccc"/>
    </style:style>
    <style:style style:name="Tableau3" style:family="table">
      <style:table-properties style:width="27.16cm" table:align="margins" style:writing-mode="lr-tb"/>
    </style:style>
    <style:style style:name="Tableau3.A" style:family="table-column">
      <style:table-column-properties style:column-width="4.498cm" style:rel-column-width="2550*"/>
    </style:style>
    <style:style style:name="Tableau3.B" style:family="table-column">
      <style:table-column-properties style:column-width="19.826cm" style:rel-column-width="11240*"/>
    </style:style>
    <style:style style:name="Tableau3.C" style:family="table-column">
      <style:table-column-properties style:column-width="1.418cm" style:rel-column-width="804*"/>
    </style:style>
    <style:style style:name="Tableau3.A1" style:family="table-cell">
      <style:table-cell-properties fo:padding="0.097cm" fo:border-left="none" fo:border-right="none" fo:border-top="none" fo:border-bottom="0.05pt solid #cccccc"/>
    </style:style>
    <style:style style:name="Tableau3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3.D1" style:family="table-cell">
      <style:table-cell-properties fo:padding="0.097cm" fo:border="0.05pt solid #cccccc"/>
    </style:style>
    <style:style style:name="Tableau3.A2" style:family="table-cell">
      <style:table-cell-properties fo:padding="0.097cm" fo:border-left="0.05pt solid #cccccc" fo:border-right="none" fo:border-top="none" fo:border-bottom="0.05pt solid #cccccc"/>
    </style:style>
    <style:style style:name="Tableau3.D2" style:family="table-cell">
      <style:table-cell-properties fo:padding="0.097cm" fo:border-left="none" fo:border-right="0.05pt solid #cccccc" fo:border-top="none" fo:border-bottom="0.05pt solid #cccccc"/>
    </style:style>
    <style:style style:name="Tableau4" style:family="table" style:master-page-name="Convert_20_1">
      <style:table-properties style:width="18.86cm" fo:margin-left="-0.199cm" style:page-number="auto" table:align="left" style:writing-mode="lr-tb"/>
    </style:style>
    <style:style style:name="Tableau4.A" style:family="table-column">
      <style:table-column-properties style:column-width="0.9cm"/>
    </style:style>
    <style:style style:name="Tableau4.B" style:family="table-column">
      <style:table-column-properties style:column-width="17.9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4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4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4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5" style:family="table">
      <style:table-properties style:width="18.86cm" fo:margin-left="-0.199cm" table:align="left" style:writing-mode="lr-tb"/>
    </style:style>
    <style:style style:name="Tableau5.A" style:family="table-column">
      <style:table-column-properties style:column-width="1.005cm"/>
    </style:style>
    <style:style style:name="Tableau5.B" style:family="table-column">
      <style:table-column-properties style:column-width="17.85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5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6" style:family="table" style:master-page-name="Convert_20_1">
      <style:table-properties style:width="18.86cm" fo:margin-left="-0.199cm" style:page-number="auto" fo:break-before="page" table:align="left" style:writing-mode="lr-tb"/>
    </style:style>
    <style:style style:name="Tableau6.A" style:family="table-column">
      <style:table-column-properties style:column-width="4.195cm"/>
    </style:style>
    <style:style style:name="Tableau6.B" style:family="table-column">
      <style:table-column-properties style:column-width="14.66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6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6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7" style:family="table">
      <style:table-properties style:width="18.86cm" fo:margin-left="-0.199cm" table:align="left" style:writing-mode="lr-tb"/>
    </style:style>
    <style:style style:name="Tableau7.A" style:family="table-column">
      <style:table-column-properties style:column-width="5.398cm"/>
    </style:style>
    <style:style style:name="Tableau7.B" style:family="table-column">
      <style:table-column-properties style:column-width="13.46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7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7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7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8" style:family="table">
      <style:table-properties style:width="18.86cm" fo:margin-left="-0.199cm" table:align="left" style:writing-mode="lr-tb"/>
    </style:style>
    <style:style style:name="Tableau8.A" style:family="table-column">
      <style:table-column-properties style:column-width="4.195cm"/>
    </style:style>
    <style:style style:name="Tableau8.B" style:family="table-column">
      <style:table-column-properties style:column-width="14.665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8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8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8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8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9" style:family="table">
      <style:table-properties style:width="18.86cm" fo:margin-left="-0.199cm" table:align="left" style:writing-mode="lr-tb"/>
    </style:style>
    <style:style style:name="Tableau9.A" style:family="table-column">
      <style:table-column-properties style:column-width="4.18cm"/>
    </style:style>
    <style:style style:name="Tableau9.B" style:family="table-column">
      <style:table-column-properties style:column-width="14.679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9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9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9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9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cm" fo:margin-bottom="0cm" style:contextual-spacing="false"/>
      <style:text-properties fo:color="#808080" loext:opacity="100%" style:font-name="Liberation Sans2" fo:font-size="9.5pt" officeooo:paragraph-rsid="00166f95" style:font-size-asian="9.5pt" style:font-size-complex="9.5pt"/>
    </style:style>
    <style:style style:name="P2" style:family="paragraph" style:parent-style-name="Standard">
      <style:paragraph-properties fo:margin-top="0cm" fo:margin-bottom="0cm" style:contextual-spacing="false"/>
      <style:text-properties fo:color="#808080" loext:opacity="100%" style:font-name="Liberation Sans2" fo:font-size="9.5pt" officeooo:rsid="00191154" officeooo:paragraph-rsid="00191154" style:font-size-asian="9.5pt" style:font-size-complex="9.5pt"/>
    </style:style>
    <style:style style:name="P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2" fo:font-size="9.5pt" officeooo:rsid="000d0803" officeooo:paragraph-rsid="00166f95" style:font-size-asian="9.5pt" style:font-size-complex="9.5pt"/>
    </style:style>
    <style:style style:name="P4" style:family="paragraph" style:parent-style-name="SDMX_20_-_20_Black">
      <style:paragraph-properties fo:margin-top="0cm" fo:margin-bottom="0cm" style:contextual-spacing="false"/>
      <style:text-properties fo:font-size="9.5pt" style:font-size-asian="9.5pt" style:font-size-complex="9.5pt"/>
    </style:style>
    <style:style style:name="P5" style:family="paragraph" style:parent-style-name="SDMX_20_-_20_Black">
      <style:paragraph-properties fo:margin-top="0cm" fo:margin-bottom="0cm" style:contextual-spacing="false"/>
      <style:text-properties fo:font-size="9.5pt" officeooo:paragraph-rsid="0040704e" style:font-size-asian="9.5pt" style:font-size-complex="9.5pt"/>
    </style:style>
    <style:style style:name="P6" style:family="paragraph" style:parent-style-name="SDMX_20_-_20_Black">
      <style:paragraph-properties fo:margin-top="0cm" fo:margin-bottom="0cm" style:contextual-spacing="false"/>
      <style:text-properties fo:font-size="9.5pt" officeooo:rsid="00112065" officeooo:paragraph-rsid="003f718e" style:font-size-asian="9.5pt" style:font-size-complex="9.5pt"/>
    </style:style>
    <style:style style:name="P7" style:family="paragraph" style:parent-style-name="SDMX_20_-_20_Black">
      <style:paragraph-properties fo:margin-top="0cm" fo:margin-bottom="0cm" style:contextual-spacing="false"/>
      <style:text-properties fo:font-size="9.5pt" officeooo:paragraph-rsid="0041ffa8" style:font-size-asian="9.5pt" style:font-size-complex="9.5pt"/>
    </style:style>
    <style:style style:name="P8" style:family="paragraph" style:parent-style-name="SDMX_20_-_20_Black">
      <style:paragraph-properties fo:margin-top="0cm" fo:margin-bottom="0cm" style:contextual-spacing="false" fo:text-align="center" style:justify-single-word="false"/>
      <style:text-properties fo:font-size="9.5pt" officeooo:paragraph-rsid="00166f95" style:font-size-asian="9.5pt" style:font-size-complex="9.5pt"/>
    </style:style>
    <style:style style:name="P9" style:family="paragraph" style:parent-style-name="SDMX_20_-_20_Black">
      <style:paragraph-properties fo:margin-top="0cm" fo:margin-bottom="0cm" style:contextual-spacing="false" fo:text-align="center" style:justify-single-word="false"/>
      <style:text-properties fo:font-size="9.5pt" officeooo:rsid="00191154" officeooo:paragraph-rsid="00191154" style:font-size-asian="9.5pt" style:font-size-complex="9.5pt"/>
    </style:style>
    <style:style style:name="P10" style:family="paragraph" style:parent-style-name="Table_20_Contents">
      <style:paragraph-properties fo:text-align="center" style:justify-single-word="false"/>
      <style:text-properties fo:color="#808080" loext:opacity="100%" style:font-name="Liberation Sans2" fo:font-size="9.5pt" officeooo:rsid="000d0803" officeooo:paragraph-rsid="000d0803" style:font-size-asian="9.5pt" style:font-size-complex="9.5pt"/>
    </style:style>
    <style:style style:name="P11" style:family="paragraph" style:parent-style-name="Text_20_body">
      <style:text-properties fo:font-size="6pt" officeooo:paragraph-rsid="000d0803" style:font-size-asian="5.25pt" style:font-size-complex="6pt"/>
    </style:style>
    <style:style style:name="P12" style:family="paragraph" style:parent-style-name="Title" style:master-page-name="Standard">
      <style:paragraph-properties fo:text-align="center" style:justify-single-word="false" style:page-number="auto"/>
      <style:text-properties fo:font-size="16pt" officeooo:paragraph-rsid="000d0803" style:font-size-asian="16pt" style:font-size-complex="16pt"/>
    </style:style>
    <style:style style:name="P13" style:family="paragraph" style:parent-style-name="Heading_20_1">
      <style:text-properties style:font-name="Liberation Sans2" fo:font-size="9.5pt" style:font-size-asian="9.5pt" style:font-size-complex="9.5pt"/>
    </style:style>
    <style:style style:name="P14" style:family="paragraph" style:parent-style-name="Heading_20_1">
      <style:text-properties style:font-name="Liberation Sans2" fo:font-size="9.5pt" officeooo:paragraph-rsid="001e3639" style:font-size-asian="9.5pt" style:font-size-complex="9.5pt"/>
    </style:style>
    <style:style style:name="P15" style:family="paragraph" style:parent-style-name="Heading_20_1">
      <style:text-properties style:font-name="Liberation Sans2" fo:font-size="9.5pt" officeooo:rsid="00433769" officeooo:paragraph-rsid="00433769" style:font-size-asian="9.5pt" style:font-size-complex="9.5pt"/>
    </style:style>
    <style:style style:name="P16" style:family="paragraph" style:parent-style-name="Heading_20_1">
      <style:text-properties style:font-name="Liberation Sans2" fo:font-size="9.5pt" officeooo:paragraph-rsid="00653752" style:font-size-asian="9.5pt" style:font-size-complex="9.5pt"/>
    </style:style>
    <style:style style:name="P17" style:family="paragraph" style:parent-style-name="Heading_20_1">
      <style:text-properties style:font-name="Liberation Sans2" fo:font-size="9.5pt" officeooo:paragraph-rsid="00683566" style:font-size-asian="9.5pt" style:font-size-complex="9.5pt"/>
    </style:style>
    <style:style style:name="P18" style:family="paragraph" style:parent-style-name="Heading_20_1">
      <style:text-properties fo:font-size="9.5pt" officeooo:paragraph-rsid="001f8ae9" style:font-size-asian="9.5pt" style:font-size-complex="9.5pt"/>
    </style:style>
    <style:style style:name="P19" style:family="paragraph" style:parent-style-name="Heading_20_1" style:list-style-name="L1">
      <style:text-properties fo:font-size="9.5pt" officeooo:paragraph-rsid="001f8ae9" style:font-size-asian="9.5pt" style:font-size-complex="9.5pt"/>
    </style:style>
    <style:style style:name="P20" style:family="paragraph" style:parent-style-name="Heading_20_1" style:list-style-name="L1">
      <style:text-properties fo:font-size="9.5pt" officeooo:paragraph-rsid="00653752" style:font-size-asian="9.5pt" style:font-size-complex="9.5pt"/>
    </style:style>
    <style:style style:name="P21" style:family="paragraph" style:parent-style-name="Heading_20_1" style:list-style-name="L1">
      <style:text-properties fo:font-size="9.5pt" officeooo:paragraph-rsid="006761b1" style:font-size-asian="9.5pt" style:font-size-complex="9.5pt"/>
    </style:style>
    <style:style style:name="P22" style:family="paragraph" style:parent-style-name="Heading_20_1">
      <style:text-properties fo:font-size="9.5pt" officeooo:paragraph-rsid="006761b1" style:font-size-asian="9.5pt" style:font-size-complex="9.5pt"/>
    </style:style>
    <style:style style:name="P23" style:family="paragraph" style:parent-style-name="Heading_20_1" style:list-style-name="L1">
      <style:text-properties officeooo:paragraph-rsid="001f8ae9"/>
    </style:style>
    <style:style style:name="P24" style:family="paragraph" style:parent-style-name="Heading_20_1" style:list-style-name="L1">
      <style:text-properties officeooo:paragraph-rsid="00653752"/>
    </style:style>
    <style:style style:name="P25" style:family="paragraph" style:parent-style-name="Heading_20_1" style:list-style-name="L1">
      <style:text-properties officeooo:paragraph-rsid="006761b1"/>
    </style:style>
    <style:style style:name="P26" style:family="paragraph" style:parent-style-name="Heading_20_1">
      <style:text-properties officeooo:paragraph-rsid="00683566"/>
    </style:style>
    <style:style style:name="P27" style:family="paragraph" style:parent-style-name="Heading_20_1">
      <style:paragraph-properties fo:margin-top="0cm" fo:margin-bottom="0cm" style:contextual-spacing="false"/>
    </style:style>
    <style:style style:name="P28" style:family="paragraph" style:parent-style-name="Heading_20_1">
      <style:paragraph-properties fo:margin-top="0cm" fo:margin-bottom="0cm" style:contextual-spacing="false"/>
      <style:text-properties fo:font-size="9.5pt" officeooo:paragraph-rsid="00166f95" style:font-size-asian="9.5pt" style:font-size-complex="9.5pt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0653752"/>
    </style:style>
    <style:style style:name="P30" style:family="paragraph" style:parent-style-name="Heading_20_1" style:list-style-name="L1">
      <style:paragraph-properties fo:margin-top="0cm" fo:margin-bottom="0cm" style:contextual-spacing="false"/>
      <style:text-properties officeooo:paragraph-rsid="006761b1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0683566"/>
    </style:style>
    <style:style style:name="P32" style:family="paragraph" style:parent-style-name="SDMX_20_-_20_Black">
      <style:paragraph-properties fo:margin-top="0cm" fo:margin-bottom="0cm" style:contextual-spacing="false" fo:text-align="center" style:justify-single-word="false"/>
      <style:text-properties fo:font-size="9.5pt" officeooo:paragraph-rsid="00166f95" style:font-size-asian="9.5pt" style:font-size-complex="9.5pt"/>
    </style:style>
    <style:style style:name="P33" style:family="paragraph" style:parent-style-name="SDMX_20_-_20_Black">
      <style:paragraph-properties fo:margin-top="0cm" fo:margin-bottom="0cm" style:contextual-spacing="false" fo:text-align="center" style:justify-single-word="false"/>
      <style:text-properties fo:font-size="9.5pt" officeooo:rsid="0054545c" officeooo:paragraph-rsid="0054545c" style:font-size-asian="9.5pt" style:font-size-complex="9.5pt"/>
    </style:style>
    <style:style style:name="P34" style:family="paragraph" style:parent-style-name="SDMX_20_-_20_Black">
      <style:paragraph-properties fo:margin-top="0cm" fo:margin-bottom="0cm" style:contextual-spacing="false"/>
      <style:text-properties fo:font-size="9.5pt" officeooo:paragraph-rsid="005fe156" style:font-size-asian="9.5pt" style:font-size-complex="9.5pt"/>
    </style:style>
    <style:style style:name="P35" style:family="paragraph" style:parent-style-name="SDMX_20_-_20_Black">
      <style:paragraph-properties fo:margin-top="0cm" fo:margin-bottom="0cm" style:contextual-spacing="false" fo:text-align="center" style:justify-single-word="false"/>
      <style:text-properties fo:font-size="9.5pt" officeooo:rsid="005fe156" officeooo:paragraph-rsid="005fe156" style:font-size-asian="9.5pt" style:font-size-complex="9.5pt"/>
    </style:style>
    <style:style style:name="P36" style:family="paragraph" style:parent-style-name="SDMX_20_-_20_Black">
      <style:paragraph-properties fo:margin-top="0cm" fo:margin-bottom="0cm" style:contextual-spacing="false"/>
      <style:text-properties fo:font-size="9.5pt" officeooo:paragraph-rsid="00609d0b" style:font-size-asian="9.5pt" style:font-size-complex="9.5pt"/>
    </style:style>
    <style:style style:name="P37" style:family="paragraph" style:parent-style-name="SDMX_20_-_20_Black">
      <style:paragraph-properties fo:margin-top="0cm" fo:margin-bottom="0cm" style:contextual-spacing="false" fo:text-align="center" style:justify-single-word="false"/>
      <style:text-properties fo:font-size="9.5pt" officeooo:rsid="006370d8" officeooo:paragraph-rsid="006370d8" style:font-size-asian="9.5pt" style:font-size-complex="9.5pt"/>
    </style:style>
    <style:style style:name="P38" style:family="paragraph" style:parent-style-name="SDMX_20_-_20_Black">
      <style:paragraph-properties fo:margin-top="0cm" fo:margin-bottom="0cm" style:contextual-spacing="false"/>
      <style:text-properties fo:font-size="9.5pt" officeooo:paragraph-rsid="0063a3ba" style:font-size-asian="9.5pt" style:font-size-complex="9.5pt"/>
    </style:style>
    <style:style style:name="P39" style:family="paragraph" style:parent-style-name="SDMX_20_-_20_Black">
      <style:paragraph-properties fo:margin-top="0cm" fo:margin-bottom="0cm" style:contextual-spacing="false" fo:text-align="center" style:justify-single-word="false"/>
      <style:text-properties fo:font-size="9.5pt" officeooo:rsid="0063da18" officeooo:paragraph-rsid="0063da18" style:font-size-asian="9.5pt" style:font-size-complex="9.5pt"/>
    </style:style>
    <style:style style:name="P40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Liberation Mono" fo:font-size="9.5pt" fo:language="en" fo:country="GB" officeooo:rsid="006370d8" officeooo:paragraph-rsid="006370d8" style:font-name-asian="Calibri" style:font-size-asian="9.5pt" style:font-name-complex="Courier New" style:font-size-complex="9.5pt" style:language-complex="ar" style:country-complex="SA"/>
    </style:style>
    <style:style style:name="P41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05717" style:font-name-asian="Calibri" style:font-size-asian="9.5pt" style:font-name-complex="Courier New" style:font-size-complex="9.5pt" style:language-complex="ar" style:country-complex="SA"/>
    </style:style>
    <style:style style:name="P42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fe156" style:font-name-asian="Calibri" style:font-size-asian="9.5pt" style:font-name-complex="Courier New" style:font-size-complex="9.5pt" style:language-complex="ar" style:country-complex="SA"/>
    </style:style>
    <style:style style:name="P43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609d0b" style:font-name-asian="Calibri" style:font-size-asian="9.5pt" style:font-name-complex="Courier New" style:font-size-complex="9.5pt" style:language-complex="ar" style:country-complex="SA"/>
    </style:style>
    <style:style style:name="P44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fe156" officeooo:paragraph-rsid="005fe156" style:font-name-asian="Calibri" style:font-size-asian="9.5pt" style:font-name-complex="Courier New" style:font-size-complex="9.5pt" style:language-complex="ar" style:country-complex="SA"/>
    </style:style>
    <style:style style:name="P45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3a44" style:font-name-asian="Calibri" style:font-size-asian="9.5pt" style:font-name-complex="Courier New" style:font-size-complex="9.5pt" style:language-complex="ar" style:country-complex="SA"/>
    </style:style>
    <style:style style:name="P46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a3ba" style:font-name-asian="Calibri" style:font-size-asian="9.5pt" style:font-name-complex="Courier New" style:font-size-complex="9.5pt" style:language-complex="ar" style:country-complex="SA"/>
    </style:style>
    <style:style style:name="P47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a3ba" officeooo:paragraph-rsid="0063a3ba" style:font-name-asian="Calibri" style:font-size-asian="9.5pt" style:font-name-complex="Courier New" style:font-size-complex="9.5pt" style:language-complex="ar" style:country-complex="SA"/>
    </style:style>
    <style:style style:name="P48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style:font-size-asian="9.5pt" style:font-size-complex="9.5pt"/>
    </style:style>
    <style:style style:name="P4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166f95" style:font-size-asian="9.5pt" style:font-size-complex="9.5pt"/>
    </style:style>
    <style:style style:name="P50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5fe156" style:font-size-asian="9.5pt" style:font-size-complex="9.5pt"/>
    </style:style>
    <style:style style:name="P5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09d0b" style:font-size-asian="9.5pt" style:font-size-complex="9.5pt"/>
    </style:style>
    <style:style style:name="P52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3a3ba" style:font-size-asian="9.5pt" style:font-size-complex="9.5pt"/>
    </style:style>
    <style:style style:name="P5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12065" officeooo:paragraph-rsid="00112065" style:font-size-asian="9.5pt" style:font-size-complex="9.5pt"/>
    </style:style>
    <style:style style:name="P5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05717" style:font-size-asian="9.5pt" style:font-size-complex="9.5pt"/>
    </style:style>
    <style:style style:name="P5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fe156" style:font-size-asian="9.5pt" style:font-size-complex="9.5pt"/>
    </style:style>
    <style:style style:name="P56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fe156" officeooo:paragraph-rsid="005fe156" style:font-size-asian="9.5pt" style:font-size-complex="9.5pt"/>
    </style:style>
    <style:style style:name="P57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3a44" style:font-size-asian="9.5pt" style:font-size-complex="9.5pt"/>
    </style:style>
    <style:style style:name="P58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a3ba" style:font-size-asian="9.5pt" style:font-size-complex="9.5pt"/>
    </style:style>
    <style:style style:name="P5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a3ba" officeooo:paragraph-rsid="0063a3ba" style:font-size-asian="9.5pt" style:font-size-complex="9.5pt"/>
    </style:style>
    <style:style style:name="P60" style:family="paragraph" style:parent-style-name="SDMX_20_-_20_Black">
      <style:paragraph-properties fo:margin-top="0cm" fo:margin-bottom="0cm" style:contextual-spacing="false"/>
      <style:text-properties fo:color="#808080" loext:opacity="100%" style:font-name="Liberation Sans2" fo:font-size="9.5pt" officeooo:paragraph-rsid="00563972" style:font-size-asian="9.5pt" style:font-size-complex="9.5pt"/>
    </style:style>
    <style:style style:name="P61" style:family="paragraph" style:parent-style-name="SDMX_20_-_20_Black">
      <style:paragraph-properties fo:margin-top="0cm" fo:margin-bottom="0cm" style:contextual-spacing="false"/>
      <style:text-properties fo:color="#7f7f7f" loext:opacity="100%" style:font-name="Liberation Sans2" fo:font-size="9.5pt" fo:language="en" fo:country="GB" officeooo:rsid="005fe156" officeooo:paragraph-rsid="005fe156" style:font-name-asian="Calibri" style:font-size-asian="9.5pt" style:font-name-complex="Courier New" style:font-size-complex="9.5pt" style:language-complex="ar" style:country-complex="SA"/>
    </style:style>
    <style:style style:name="P62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63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64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65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66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51d562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67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68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69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0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71" style:family="paragraph" style:parent-style-name="SDMX_20_-_20_Blue">
      <style:paragraph-properties fo:margin-top="0cm" fo:margin-bottom="0cm" style:contextual-spacing="false"/>
      <style:text-properties fo:font-size="9pt" officeooo:rsid="0054545c" officeooo:paragraph-rsid="0054545c" style:font-size-asian="9pt" style:font-size-complex="9pt"/>
    </style:style>
    <style:style style:name="P72" style:family="paragraph" style:parent-style-name="SDMX_20_-_20_Blue">
      <style:paragraph-properties fo:margin-top="0cm" fo:margin-bottom="0cm" style:contextual-spacing="false"/>
      <style:text-properties fo:font-size="9pt" officeooo:rsid="00633a44" officeooo:paragraph-rsid="00633a44" style:font-size-asian="9pt" style:font-size-complex="9pt"/>
    </style:style>
    <style:style style:name="P73" style:family="paragraph" style:parent-style-name="SDMX_20_-_20_Blue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74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5fe156" style:font-size-asian="9pt" style:font-weight-asian="bold" style:font-size-complex="9pt" style:font-weight-complex="bold"/>
    </style:style>
    <style:style style:name="P75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09d0b" style:font-size-asian="9pt" style:font-weight-asian="bold" style:font-size-complex="9pt" style:font-weight-complex="bold"/>
    </style:style>
    <style:style style:name="P76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3a3ba" style:font-size-asian="9pt" style:font-weight-asian="bold" style:font-size-complex="9pt" style:font-weight-complex="bold"/>
    </style:style>
    <style:style style:name="P77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78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6370d8" officeooo:paragraph-rsid="006370d8" style:font-name-asian="Calibri" style:font-size-asian="9pt" style:font-name-complex="Times New Roman" style:font-size-complex="9pt" style:language-complex="ar" style:country-complex="SA"/>
    </style:style>
    <style:style style:name="P79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80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5fe156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81" style:family="paragraph" style:parent-style-name="SDMX_20_-_20_Green">
      <style:paragraph-properties fo:margin-top="0cm" fo:margin-bottom="0cm" style:contextual-spacing="false"/>
      <style:text-properties fo:font-size="9pt" officeooo:paragraph-rsid="00166f95" style:font-size-asian="9pt" style:font-size-complex="9pt"/>
    </style:style>
    <style:style style:name="P82" style:family="paragraph" style:parent-style-name="SDMX_20_-_20_Green">
      <style:paragraph-properties fo:margin-top="0cm" fo:margin-bottom="0cm" style:contextual-spacing="false"/>
      <style:text-properties fo:font-size="9pt" officeooo:rsid="00191154" officeooo:paragraph-rsid="00191154" style:font-size-asian="9pt" style:font-size-complex="9pt"/>
    </style:style>
    <style:style style:name="P83" style:family="paragraph" style:parent-style-name="SDMX_20_-_20_Green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84" style:family="paragraph" style:parent-style-name="SDMX_20_-_20_Green">
      <style:paragraph-properties fo:margin-top="0.079cm" fo:margin-bottom="0.079cm" style:contextual-spacing="false"/>
      <style:text-properties fo:font-size="9.5pt" fo:font-weight="normal" style:font-size-asian="9.5pt" style:font-weight-asian="normal" style:font-size-complex="9.5pt" style:font-weight-complex="normal"/>
    </style:style>
    <style:style style:name="P85" style:family="paragraph" style:parent-style-name="SDMX_20_-_20_Green">
      <style:paragraph-properties fo:margin-top="0.079cm" fo:margin-bottom="0.079cm" style:contextual-spacing="false"/>
      <style:text-properties fo:font-size="9.5pt" fo:font-weight="normal" officeooo:rsid="005d89b6" officeooo:paragraph-rsid="005d89b6" style:font-size-asian="9.5pt" style:font-weight-asian="normal" style:font-size-complex="9.5pt" style:font-weight-complex="normal"/>
    </style:style>
    <style:style style:name="P86" style:family="paragraph" style:parent-style-name="SDMX_20_-_20_Green">
      <style:paragraph-properties fo:margin-top="0.079cm" fo:margin-bottom="0.079cm" style:contextual-spacing="false"/>
      <style:text-properties fo:font-size="9.5pt" fo:font-weight="normal" officeooo:rsid="005d89b6" officeooo:paragraph-rsid="00653752" style:font-size-asian="9.5pt" style:font-weight-asian="normal" style:font-size-complex="9.5pt" style:font-weight-complex="normal"/>
    </style:style>
    <style:style style:name="P87" style:family="paragraph" style:parent-style-name="SDMX_20_-_20_Green">
      <style:paragraph-properties fo:margin-top="0.079cm" fo:margin-bottom="0.079cm" style:contextual-spacing="false"/>
      <style:text-properties fo:font-size="9.5pt" fo:font-weight="normal" officeooo:rsid="005d89b6" officeooo:paragraph-rsid="00683566" style:font-size-asian="9.5pt" style:font-weight-asian="normal" style:font-size-complex="9.5pt" style:font-weight-complex="normal"/>
    </style:style>
    <style:style style:name="P88" style:family="paragraph" style:parent-style-name="SDMX_20_-_20_Green">
      <style:paragraph-properties fo:margin-top="0.079cm" fo:margin-bottom="0.079cm" style:contextual-spacing="false"/>
      <style:text-properties fo:font-size="9.5pt" fo:font-weight="normal" officeooo:paragraph-rsid="00653752" style:font-size-asian="9.5pt" style:font-weight-asian="normal" style:font-size-complex="9.5pt" style:font-weight-complex="normal"/>
    </style:style>
    <style:style style:name="P89" style:family="paragraph" style:parent-style-name="SDMX_20_-_20_Green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90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91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4545c" officeooo:paragraph-rsid="00609d0b" style:font-name-asian="Calibri" style:font-size-asian="9pt" style:font-name-complex="Times New Roman" style:font-size-complex="9pt" style:language-complex="ar" style:country-complex="SA"/>
    </style:style>
    <style:style style:name="P92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93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94" style:family="paragraph" style:parent-style-name="SDMX_20_-_20_Red">
      <style:paragraph-properties fo:margin-top="0.079cm" fo:margin-bottom="0.079cm" style:contextual-spacing="false"/>
      <style:text-properties fo:font-size="9.5pt" fo:font-weight="normal" style:font-size-asian="9.5pt" style:font-weight-asian="normal" style:font-size-complex="9.5pt" style:font-weight-complex="normal"/>
    </style:style>
    <style:style style:name="P95" style:family="paragraph" style:parent-style-name="SDMX_20_-_20_Red">
      <style:paragraph-properties fo:margin-top="0.079cm" fo:margin-bottom="0.079cm" style:contextual-spacing="false"/>
      <style:text-properties fo:font-size="9.5pt" fo:font-weight="normal" officeooo:rsid="0024765a" officeooo:paragraph-rsid="0040704e" style:font-size-asian="9.5pt" style:font-weight-asian="normal" style:font-size-complex="9.5pt" style:font-weight-complex="normal"/>
    </style:style>
    <style:style style:name="P96" style:family="paragraph" style:parent-style-name="SDMX_20_-_20_Red">
      <style:paragraph-properties fo:margin-top="0.079cm" fo:margin-bottom="0.079cm" style:contextual-spacing="false"/>
      <style:text-properties fo:font-size="9.5pt" fo:font-weight="normal" officeooo:rsid="0024765a" officeooo:paragraph-rsid="0024765a" style:font-size-asian="9.5pt" style:font-weight-asian="normal" style:font-size-complex="9.5pt" style:font-weight-complex="normal"/>
    </style:style>
    <style:style style:name="P97" style:family="paragraph" style:parent-style-name="SDMX_20_-_20_Red">
      <style:paragraph-properties fo:margin-top="0.079cm" fo:margin-bottom="0.079cm" style:contextual-spacing="false"/>
      <style:text-properties fo:font-size="9.5pt" fo:font-weight="normal" officeooo:rsid="0024765a" officeooo:paragraph-rsid="00653752" style:font-size-asian="9.5pt" style:font-weight-asian="normal" style:font-size-complex="9.5pt" style:font-weight-complex="normal"/>
    </style:style>
    <style:style style:name="P98" style:family="paragraph" style:parent-style-name="SDMX_20_-_20_Red">
      <style:paragraph-properties fo:margin-top="0.079cm" fo:margin-bottom="0.079cm" style:contextual-spacing="false"/>
      <style:text-properties fo:font-size="9.5pt" fo:font-weight="normal" officeooo:rsid="0024765a" officeooo:paragraph-rsid="00683566" style:font-size-asian="9.5pt" style:font-weight-asian="normal" style:font-size-complex="9.5pt" style:font-weight-complex="normal"/>
    </style:style>
    <style:style style:name="P99" style:family="paragraph" style:parent-style-name="SDMX_20_-_20_Red">
      <style:paragraph-properties fo:margin-top="0.079cm" fo:margin-bottom="0.079cm" style:contextual-spacing="false"/>
      <style:text-properties fo:font-size="9.5pt" fo:font-weight="normal" officeooo:paragraph-rsid="00653752" style:font-size-asian="9.5pt" style:font-weight-asian="normal" style:font-size-complex="9.5pt" style:font-weight-complex="normal"/>
    </style:style>
    <style:style style:name="P100" style:family="paragraph" style:parent-style-name="SDMX_20_-_20_Red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101" style:family="paragraph" style:parent-style-name="Standard">
      <style:text-properties style:font-name="Liberation Sans2" fo:font-size="9.5pt" fo:font-weight="bold" officeooo:paragraph-rsid="00653752" style:font-size-asian="9.5pt" style:font-weight-asian="bold" style:font-size-complex="9.5pt"/>
    </style:style>
    <style:style style:name="P102" style:family="paragraph" style:parent-style-name="Standard">
      <style:text-properties style:font-name="Liberation Sans2" fo:font-size="9.5pt" fo:font-weight="bold" officeooo:paragraph-rsid="00683566" style:font-size-asian="9.5pt" style:font-weight-asian="bold" style:font-size-complex="9.5pt"/>
    </style:style>
    <style:style style:name="P103" style:family="paragraph" style:parent-style-name="Standard">
      <style:text-properties officeooo:paragraph-rsid="00433769"/>
    </style:style>
    <style:style style:name="P104" style:family="paragraph" style:parent-style-name="Standard">
      <style:text-properties fo:font-size="6pt" officeooo:paragraph-rsid="00609d0b" style:font-size-asian="5.25pt" style:font-size-complex="6pt"/>
    </style:style>
    <style:style style:name="P105" style:family="paragraph" style:parent-style-name="Standard">
      <style:text-properties fo:font-size="6pt" officeooo:paragraph-rsid="0063a3ba" style:font-size-asian="5.25pt" style:font-size-complex="6pt"/>
    </style:style>
    <style:style style:name="P106" style:family="paragraph" style:parent-style-name="Standard">
      <style:text-properties style:use-window-font-color="true" loext:opacity="0%" style:font-name="Liberation Sans2" fo:font-size="9.5pt" fo:language="en" fo:country="GB" fo:font-weight="bold" officeooo:rsid="00664e29" officeooo:paragraph-rsid="00664e29" style:font-name-asian="Calibri" style:font-size-asian="9.5pt" style:font-weight-asian="bold" style:font-name-complex="Times New Roman" style:font-size-complex="9.5pt" style:language-complex="ar" style:country-complex="SA"/>
    </style:style>
    <style:style style:name="P107" style:family="paragraph" style:parent-style-name="Standard">
      <style:paragraph-properties fo:margin-top="0cm" fo:margin-bottom="0cm" style:contextual-spacing="false"/>
    </style:style>
    <style:style style:name="P108" style:family="paragraph" style:parent-style-name="Standard">
      <style:paragraph-properties fo:margin-top="0cm" fo:margin-bottom="0cm" style:contextual-spacing="false"/>
      <style:text-properties fo:color="#808080" loext:opacity="100%" style:font-name="Liberation Sans2" fo:font-size="9.5pt" officeooo:paragraph-rsid="00166f95" style:font-size-asian="9.5pt" style:font-size-complex="9.5pt"/>
    </style:style>
    <style:style style:name="P109" style:family="paragraph" style:parent-style-name="Standard">
      <style:paragraph-properties fo:margin-top="0cm" fo:margin-bottom="0cm" style:contextual-spacing="false"/>
      <style:text-properties fo:color="#808080" loext:opacity="100%" style:font-name="Liberation Sans2" fo:font-size="9.5pt" officeooo:rsid="00563972" officeooo:paragraph-rsid="00563972" style:font-size-asian="9.5pt" style:font-size-complex="9.5pt"/>
    </style:style>
    <style:style style:name="P110" style:family="paragraph" style:parent-style-name="Standard">
      <style:paragraph-properties fo:margin-top="0cm" fo:margin-bottom="0cm" style:contextual-spacing="false"/>
      <style:text-properties fo:color="#808080" loext:opacity="100%" style:font-name="Liberation Sans2" fo:font-size="9.5pt" officeooo:paragraph-rsid="00563972" style:font-size-asian="9.5pt" style:font-size-complex="9.5pt"/>
    </style:style>
    <style:style style:name="P111" style:family="paragraph" style:parent-style-name="Standard">
      <style:paragraph-properties fo:margin-top="0cm" fo:margin-bottom="0cm" style:contextual-spacing="false"/>
      <style:text-properties fo:color="#808080" loext:opacity="100%" style:font-name="Liberation Sans2" fo:font-size="9.5pt" officeooo:rsid="00191154" officeooo:paragraph-rsid="00191154" style:font-size-asian="9.5pt" style:font-size-complex="9.5pt"/>
    </style:style>
    <style:style style:name="P112" style:family="paragraph" style:parent-style-name="Standard">
      <style:paragraph-properties fo:margin-top="0cm" fo:margin-bottom="0cm" style:contextual-spacing="false"/>
      <style:text-properties fo:color="#808080" loext:opacity="100%" style:font-name="Liberation Sans2" fo:font-size="9.5pt" officeooo:paragraph-rsid="00609d0b" style:font-size-asian="9.5pt" style:font-size-complex="9.5pt"/>
    </style:style>
    <style:style style:name="P113" style:family="paragraph" style:parent-style-name="Standard">
      <style:paragraph-properties fo:margin-top="0cm" fo:margin-bottom="0cm" style:contextual-spacing="false"/>
      <style:text-properties fo:color="#808080" loext:opacity="100%" style:font-name="Liberation Sans2" fo:font-size="9.5pt" officeooo:rsid="00633a44" officeooo:paragraph-rsid="00633a44" style:font-size-asian="9.5pt" style:font-size-complex="9.5pt"/>
    </style:style>
    <style:style style:name="P114" style:family="paragraph" style:parent-style-name="Standard">
      <style:paragraph-properties fo:margin-top="0cm" fo:margin-bottom="0cm" style:contextual-spacing="false"/>
      <style:text-properties fo:color="#808080" loext:opacity="100%" style:font-name="Liberation Sans2" fo:font-size="9.5pt" fo:language="en" fo:country="GB" officeooo:rsid="006370d8" officeooo:paragraph-rsid="006370d8" style:font-name-asian="Calibri" style:font-size-asian="9.5pt" style:font-name-complex="Times New Roman" style:font-size-complex="9.5pt" style:language-complex="ar" style:country-complex="SA"/>
    </style:style>
    <style:style style:name="P115" style:family="paragraph" style:parent-style-name="Standard">
      <style:paragraph-properties fo:margin-top="0cm" fo:margin-bottom="0cm" style:contextual-spacing="false"/>
      <style:text-properties fo:color="#808080" loext:opacity="100%" style:font-name="Liberation Sans2" fo:font-size="9.5pt" fo:language="en" fo:country="GB" officeooo:rsid="0063a3ba" officeooo:paragraph-rsid="0063a3ba" style:font-name-asian="Calibri" style:font-size-asian="9.5pt" style:font-name-complex="Times New Roman" style:font-size-complex="9.5pt" style:language-complex="ar" style:country-complex="SA"/>
    </style:style>
    <style:style style:name="P116" style:family="paragraph" style:parent-style-name="Standard">
      <style:paragraph-properties fo:margin-top="0cm" fo:margin-bottom="0cm" style:contextual-spacing="false"/>
      <style:text-properties officeooo:paragraph-rsid="00653752"/>
    </style:style>
    <style:style style:name="P117" style:family="paragraph" style:parent-style-name="Standard" style:list-style-name="L1">
      <style:paragraph-properties fo:margin-top="0cm" fo:margin-bottom="0cm" style:contextual-spacing="false"/>
      <style:text-properties officeooo:paragraph-rsid="00683566"/>
    </style:style>
    <style:style style:name="P118" style:family="paragraph" style:parent-style-name="Standard">
      <style:paragraph-properties fo:margin-top="0cm" fo:margin-bottom="0cm" style:contextual-spacing="false"/>
      <style:text-properties officeooo:paragraph-rsid="00683566"/>
    </style:style>
    <style:style style:name="P119" style:family="paragraph" style:parent-style-name="Standard">
      <style:paragraph-properties fo:margin-top="0.079cm" fo:margin-bottom="0.079cm" style:contextual-spacing="false"/>
      <style:text-properties fo:color="#808080" loext:opacity="100%" fo:font-size="9.5pt" style:font-size-asian="9.5pt" style:font-size-complex="9.5pt"/>
    </style:style>
    <style:style style:name="P120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1f8ae9" officeooo:paragraph-rsid="001f8ae9" style:font-size-asian="9.5pt" style:font-size-complex="9.5pt"/>
    </style:style>
    <style:style style:name="P121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1f8ae9" officeooo:paragraph-rsid="005d89b6" style:font-size-asian="9.5pt" style:font-size-complex="9.5pt"/>
    </style:style>
    <style:style style:name="P122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1f8ae9" officeooo:paragraph-rsid="00653752" style:font-size-asian="9.5pt" style:font-size-complex="9.5pt"/>
    </style:style>
    <style:style style:name="P123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1f8ae9" officeooo:paragraph-rsid="00683566" style:font-size-asian="9.5pt" style:font-size-complex="9.5pt"/>
    </style:style>
    <style:style style:name="P124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704e" officeooo:paragraph-rsid="0040704e" style:font-size-asian="9.5pt" style:font-size-complex="9.5pt"/>
    </style:style>
    <style:style style:name="P125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704e" officeooo:paragraph-rsid="00653752" style:font-size-asian="9.5pt" style:font-size-complex="9.5pt"/>
    </style:style>
    <style:style style:name="P126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704e" officeooo:paragraph-rsid="00683566" style:font-size-asian="9.5pt" style:font-size-complex="9.5pt"/>
    </style:style>
    <style:style style:name="P127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a3fd" officeooo:paragraph-rsid="00653752" style:font-size-asian="9.5pt" style:font-size-complex="9.5pt"/>
    </style:style>
    <style:style style:name="P128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a3fd" officeooo:paragraph-rsid="00683566" style:font-size-asian="9.5pt" style:font-size-complex="9.5pt"/>
    </style:style>
    <style:style style:name="P129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34ff7" officeooo:paragraph-rsid="00653752" style:font-size-asian="9.5pt" style:font-size-complex="9.5pt"/>
    </style:style>
    <style:style style:name="P130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34ff7" officeooo:paragraph-rsid="00683566" style:font-size-asian="9.5pt" style:font-size-complex="9.5pt"/>
    </style:style>
    <style:style style:name="P131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384c05" officeooo:paragraph-rsid="00384c05" style:font-size-asian="9.5pt" style:font-size-complex="9.5pt"/>
    </style:style>
    <style:style style:name="P132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384c05" officeooo:paragraph-rsid="00653752" style:font-size-asian="9.5pt" style:font-size-complex="9.5pt"/>
    </style:style>
    <style:style style:name="P133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384c05" officeooo:paragraph-rsid="00683566" style:font-size-asian="9.5pt" style:font-size-complex="9.5pt"/>
    </style:style>
    <style:style style:name="P134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4765a" officeooo:paragraph-rsid="0024765a" style:font-size-asian="9.5pt" style:font-size-complex="9.5pt"/>
    </style:style>
    <style:style style:name="P135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4765a" officeooo:paragraph-rsid="00653752" style:font-size-asian="9.5pt" style:font-size-complex="9.5pt"/>
    </style:style>
    <style:style style:name="P136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4765a" officeooo:paragraph-rsid="00683566" style:font-size-asian="9.5pt" style:font-size-complex="9.5pt"/>
    </style:style>
    <style:style style:name="P137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paragraph-rsid="00653752" style:font-size-asian="9.5pt" style:font-size-complex="9.5pt"/>
    </style:style>
    <style:style style:name="P138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664e29" officeooo:paragraph-rsid="00664e29" style:font-size-asian="9.5pt" style:font-size-complex="9.5pt"/>
    </style:style>
    <style:style style:name="P139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paragraph-rsid="00683566" style:font-size-asian="9.5pt" style:font-size-complex="9.5pt"/>
    </style:style>
    <style:style style:name="P140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141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2" fo:font-size="9.5pt" fo:language="en" fo:country="GB" officeooo:rsid="00664e29" officeooo:paragraph-rsid="00664e29" style:font-name-asian="Calibri" style:font-size-asian="9.5pt" style:font-name-complex="Courier New" style:font-size-complex="9.5pt" style:language-complex="ar" style:country-complex="SA"/>
    </style:style>
    <style:style style:name="P142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2" fo:font-size="9.5pt" officeooo:rsid="00664e29" officeooo:paragraph-rsid="00664e29" style:font-size-asian="9.5pt" style:font-name-complex="Courier New" style:font-size-complex="9.5pt"/>
    </style:style>
    <style:style style:name="P143" style:family="paragraph" style:parent-style-name="Standard">
      <style:paragraph-properties fo:margin-top="0.079cm" fo:margin-bottom="0.079cm" style:contextual-spacing="false"/>
      <style:text-properties style:font-name="Liberation Mono2" fo:font-size="9.5pt" style:font-size-asian="9.5pt" style:font-name-complex="Courier New" style:font-size-complex="9.5pt"/>
    </style:style>
    <style:style style:name="P144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5e914c" style:font-size-asian="9.5pt" style:font-name-complex="Courier New" style:font-size-complex="9.5pt"/>
    </style:style>
    <style:style style:name="P145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653752" style:font-size-asian="9.5pt" style:font-name-complex="Courier New" style:font-size-complex="9.5pt"/>
    </style:style>
    <style:style style:name="P146" style:family="paragraph" style:parent-style-name="Standard">
      <style:paragraph-properties fo:margin-top="0.079cm" fo:margin-bottom="0.079cm" style:contextual-spacing="false"/>
      <style:text-properties style:font-name="Liberation Mono2" fo:font-size="9.5pt" officeooo:rsid="00664e29" officeooo:paragraph-rsid="00664e29" style:font-size-asian="9.5pt" style:font-name-complex="Courier New" style:font-size-complex="9.5pt"/>
    </style:style>
    <style:style style:name="P147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683566" style:font-size-asian="9.5pt" style:font-name-complex="Courier New" style:font-size-complex="9.5pt"/>
    </style:style>
    <style:style style:name="P148" style:family="paragraph" style:parent-style-name="Standard">
      <style:paragraph-properties fo:margin-top="0.079cm" fo:margin-bottom="0.079cm" style:contextual-spacing="false"/>
      <style:text-properties style:font-name="Liberation Mono2" fo:font-size="9.5pt" style:font-size-asian="9.5pt" style:language-asian="en" style:country-asian="GB" style:font-name-complex="Courier New" style:font-size-complex="9.5pt" style:font-style-complex="italic"/>
    </style:style>
    <style:style style:name="P149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653752" style:font-size-asian="9.5pt" style:language-asian="en" style:country-asian="GB" style:font-name-complex="Courier New" style:font-size-complex="9.5pt" style:font-style-complex="italic"/>
    </style:style>
    <style:style style:name="P150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683566" style:font-size-asian="9.5pt" style:language-asian="en" style:country-asian="GB" style:font-name-complex="Courier New" style:font-size-complex="9.5pt" style:font-style-complex="italic"/>
    </style:style>
    <style:style style:name="P151" style:family="paragraph" style:parent-style-name="Standard">
      <style:paragraph-properties fo:margin-top="0.079cm" fo:margin-bottom="0.079cm" style:contextual-spacing="false"/>
      <style:text-properties fo:font-size="9.5pt" style:font-size-asian="9.5pt" style:font-size-complex="9.5pt"/>
    </style:style>
    <style:style style:name="P152" style:family="paragraph" style:parent-style-name="Standard">
      <style:paragraph-properties fo:margin-top="0.079cm" fo:margin-bottom="0.079cm" style:contextual-spacing="false"/>
      <style:text-properties fo:font-size="9.5pt" officeooo:paragraph-rsid="00653752" style:font-size-asian="9.5pt" style:font-size-complex="9.5pt"/>
    </style:style>
    <style:style style:name="P153" style:family="paragraph" style:parent-style-name="Standard">
      <style:paragraph-properties fo:margin-top="0.079cm" fo:margin-bottom="0.079cm" style:contextual-spacing="false"/>
      <style:text-properties fo:font-size="9.5pt" officeooo:paragraph-rsid="00683566" style:font-size-asian="9.5pt" style:font-size-complex="9.5pt"/>
    </style:style>
    <style:style style:name="P154" style:family="paragraph" style:parent-style-name="Standard">
      <style:paragraph-properties fo:margin-top="0.079cm" fo:margin-bottom="0.079cm" style:contextual-spacing="false"/>
      <style:text-properties style:use-window-font-color="true" loext:opacity="0%" style:font-name="Liberation Sans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155" style:family="paragraph" style:parent-style-name="Table_20_Contents">
      <style:paragraph-properties fo:text-align="center" style:justify-single-word="false"/>
      <style:text-properties fo:color="#808080" loext:opacity="100%" style:font-name="Liberation Sans2" fo:font-size="9.5pt" officeooo:rsid="000d0803" officeooo:paragraph-rsid="005fe156" style:font-size-asian="9.5pt" style:font-size-complex="9.5pt"/>
    </style:style>
    <style:style style:name="P156" style:family="paragraph" style:parent-style-name="Table_20_Contents">
      <style:paragraph-properties fo:text-align="center" style:justify-single-word="false"/>
      <style:text-properties fo:color="#808080" loext:opacity="100%" style:font-name="Liberation Sans2" fo:font-size="9.5pt" officeooo:rsid="000d0803" officeooo:paragraph-rsid="00609d0b" style:font-size-asian="9.5pt" style:font-size-complex="9.5pt"/>
    </style:style>
    <style:style style:name="P157" style:family="paragraph" style:parent-style-name="Table_20_Contents">
      <style:paragraph-properties fo:text-align="center" style:justify-single-word="false"/>
      <style:text-properties fo:color="#808080" loext:opacity="100%" style:font-name="Liberation Sans2" fo:font-size="9.5pt" officeooo:rsid="000d0803" officeooo:paragraph-rsid="0063a3ba" style:font-size-asian="9.5pt" style:font-size-complex="9.5pt"/>
    </style:style>
    <style:style style:name="P158" style:family="paragraph" style:parent-style-name="Table_20_Contents">
      <style:paragraph-properties fo:text-align="center" style:justify-single-word="false"/>
      <style:text-properties fo:color="#808080" loext:opacity="100%" style:font-name="Liberation Sans2" fo:font-size="9.5pt" officeooo:rsid="00505717" officeooo:paragraph-rsid="00505717" style:font-size-asian="9.5pt" style:font-size-complex="9.5pt"/>
    </style:style>
    <style:style style:name="P159" style:family="paragraph" style:parent-style-name="Table_20_Contents">
      <style:paragraph-properties fo:text-align="center" style:justify-single-word="false"/>
      <style:text-properties fo:color="#808080" loext:opacity="100%" style:font-name="Liberation Sans2" fo:font-size="9.5pt" officeooo:rsid="00505717" officeooo:paragraph-rsid="005fe156" style:font-size-asian="9.5pt" style:font-size-complex="9.5pt"/>
    </style:style>
    <style:style style:name="P160" style:family="paragraph" style:parent-style-name="Table_20_Contents">
      <style:paragraph-properties fo:text-align="center" style:justify-single-word="false"/>
      <style:text-properties fo:color="#808080" loext:opacity="100%" style:font-name="Liberation Sans2" fo:font-size="9.5pt" officeooo:rsid="00505717" officeooo:paragraph-rsid="00609d0b" style:font-size-asian="9.5pt" style:font-size-complex="9.5pt"/>
    </style:style>
    <style:style style:name="P161" style:family="paragraph" style:parent-style-name="Table_20_Contents">
      <style:paragraph-properties fo:text-align="center" style:justify-single-word="false"/>
      <style:text-properties fo:color="#808080" loext:opacity="100%" style:font-name="Liberation Sans2" fo:font-size="9.5pt" officeooo:rsid="00505717" officeooo:paragraph-rsid="0063a3ba" style:font-size-asian="9.5pt" style:font-size-complex="9.5pt"/>
    </style:style>
    <style:style style:name="P162" style:family="paragraph" style:parent-style-name="Table_20_Contents">
      <style:text-properties fo:font-size="9.5pt" officeooo:rsid="000d0803" officeooo:paragraph-rsid="0054545c" style:font-size-asian="9.5pt" style:font-size-complex="9.5pt"/>
    </style:style>
    <style:style style:name="P163" style:family="paragraph" style:parent-style-name="Table_20_Contents">
      <style:text-properties fo:font-size="9.5pt" officeooo:rsid="000d0803" officeooo:paragraph-rsid="005fe156" style:font-size-asian="9.5pt" style:font-size-complex="9.5pt"/>
    </style:style>
    <style:style style:name="P164" style:family="paragraph" style:parent-style-name="Table_20_Contents">
      <style:text-properties fo:font-size="9.5pt" officeooo:rsid="000d0803" officeooo:paragraph-rsid="00609d0b" style:font-size-asian="9.5pt" style:font-size-complex="9.5pt"/>
    </style:style>
    <style:style style:name="P165" style:family="paragraph" style:parent-style-name="Table_20_Contents">
      <style:text-properties fo:font-size="9.5pt" officeooo:rsid="000d0803" officeooo:paragraph-rsid="0063a3ba" style:font-size-asian="9.5pt" style:font-size-complex="9.5pt"/>
    </style:style>
    <style:style style:name="P166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2" fo:font-size="9.5pt" officeooo:rsid="0054545c" officeooo:paragraph-rsid="0054545c" style:font-size-asian="9.5pt" style:font-size-complex="9.5pt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 loext:opacity="100%"/>
    </style:style>
    <style:style style:name="T3" style:family="text">
      <style:text-properties fo:color="#7f7f7f" loext:opacity="100%" style:font-name="Liberation Sans2"/>
    </style:style>
    <style:style style:name="T4" style:family="text">
      <style:text-properties fo:color="#7f7f7f" loext:opacity="100%" style:font-name="Liberation Sans2" officeooo:rsid="00505717"/>
    </style:style>
    <style:style style:name="T5" style:family="text">
      <style:text-properties fo:color="#7f7f7f" loext:opacity="100%" style:font-name="Liberation Sans2" fo:language="en" fo:country="GB" officeooo:rsid="00505717" style:font-name-asian="Calibri" style:font-name-complex="Courier New" style:language-complex="ar" style:country-complex="SA"/>
    </style:style>
    <style:style style:name="T6" style:family="text">
      <style:text-properties fo:color="#7f7f7f" loext:opacity="100%" style:font-name="Cascadia Code" style:font-name-complex="Courier New"/>
    </style:style>
    <style:style style:name="T7" style:family="text">
      <style:text-properties fo:color="#7f7f7f" loext:opacity="100%" style:font-name="Cascadia Code" officeooo:rsid="0054545c" style:font-name-complex="Courier New"/>
    </style:style>
    <style:style style:name="T8" style:family="text">
      <style:text-properties fo:color="#ff0000" loext:opacity="100%"/>
    </style:style>
    <style:style style:name="T9" style:family="text">
      <style:text-properties fo:color="#ff0000" loext:opacity="100%" style:font-name="Cascadia Code" fo:language="en" fo:country="GB" fo:font-weight="bold" officeooo:rsid="00529966" style:letter-kerning="true" style:font-name-asian="Times New Roman" style:font-weight-asian="bold" style:font-name-complex="Courier New" style:language-complex="ar" style:country-complex="SA" style:font-weight-complex="bold"/>
    </style:style>
    <style:style style:name="T10" style:family="text">
      <style:text-properties fo:color="#0070c0" loext:opacity="100%"/>
    </style:style>
    <style:style style:name="T11" style:family="text">
      <style:text-properties fo:color="#00b050" loext:opacity="100%"/>
    </style:style>
    <style:style style:name="T12" style:family="text">
      <style:text-properties fo:color="#808080" loext:opacity="100%"/>
    </style:style>
    <style:style style:name="T13" style:family="text">
      <style:text-properties fo:color="#808080" loext:opacity="100%" style:font-name="Liberation Sans2"/>
    </style:style>
    <style:style style:name="T14" style:family="text">
      <style:text-properties fo:color="#808080" loext:opacity="100%" style:font-name="Liberation Sans2" officeooo:rsid="00400ece"/>
    </style:style>
    <style:style style:name="T15" style:family="text">
      <style:text-properties fo:color="#808080" loext:opacity="100%" officeooo:rsid="001f8ae9"/>
    </style:style>
    <style:style style:name="T16" style:family="text">
      <style:text-properties fo:color="#808080" loext:opacity="100%" fo:font-weight="bold" officeooo:rsid="001f8ae9" style:font-weight-asian="bold" style:font-weight-complex="bold"/>
    </style:style>
    <style:style style:name="T17" style:family="text">
      <style:text-properties fo:color="#808080" loext:opacity="100%" fo:font-weight="normal" style:font-weight-asian="normal" style:font-weight-complex="normal"/>
    </style:style>
    <style:style style:name="T18" style:family="text">
      <style:text-properties fo:color="#808080" loext:opacity="100%" fo:font-weight="normal" officeooo:rsid="001f8ae9" style:font-weight-asian="normal" style:font-weight-complex="normal"/>
    </style:style>
    <style:style style:name="T19" style:family="text">
      <style:text-properties fo:color="#808080" loext:opacity="100%" fo:font-weight="normal" officeooo:rsid="0021780f" style:font-weight-asian="normal" style:font-weight-complex="normal"/>
    </style:style>
    <style:style style:name="T20" style:family="text">
      <style:text-properties fo:color="#808080" loext:opacity="100%" fo:font-size="9.5pt" fo:font-weight="normal" style:font-size-asian="9.5pt" style:font-weight-asian="normal" style:font-size-complex="9.5pt" style:font-weight-complex="normal"/>
    </style:style>
    <style:style style:name="T21" style:family="text">
      <style:text-properties fo:color="#808080" loext:opacity="100%" fo:font-size="9.5pt" fo:font-weight="normal" officeooo:rsid="001f8ae9" style:font-size-asian="9.5pt" style:font-weight-asian="normal" style:font-size-complex="9.5pt" style:font-weight-complex="normal"/>
    </style:style>
    <style:style style:name="T22" style:family="text">
      <style:text-properties fo:color="#808080" loext:opacity="100%" fo:font-size="9.5pt" fo:font-weight="normal" officeooo:rsid="003cb10b" style:font-size-asian="9.5pt" style:font-weight-asian="normal" style:font-size-complex="9.5pt" style:font-weight-complex="normal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style:font-name="Liberation Mono2"/>
    </style:style>
    <style:style style:name="T25" style:family="text">
      <style:text-properties fo:color="#000000" loext:opacity="100%" style:font-name="Liberation Mono2" style:font-name-complex="Courier New"/>
    </style:style>
    <style:style style:name="T26" style:family="text">
      <style:text-properties fo:color="#000000" loext:opacity="100%" style:font-name="Liberation Mono2" officeooo:rsid="00563972" style:font-name-complex="Courier New"/>
    </style:style>
    <style:style style:name="T27" style:family="text">
      <style:text-properties fo:color="#000000" loext:opacity="100%" style:font-name="Liberation Mono2" fo:language="en" fo:country="GB" officeooo:rsid="00563972" style:font-name-asian="Calibri" style:font-name-complex="Courier New" style:language-complex="ar" style:country-complex="SA"/>
    </style:style>
    <style:style style:name="T28" style:family="text">
      <style:text-properties fo:color="#000000" loext:opacity="100%" fo:font-style="italic" style:font-style-asian="italic" style:font-style-complex="italic"/>
    </style:style>
    <style:style style:name="T29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000000" loext:opacity="100%" fo:font-weight="normal" style:font-weight-asian="normal" style:font-weight-complex="normal"/>
    </style:style>
    <style:style style:name="T31" style:family="text">
      <style:text-properties fo:color="#000000" loext:opacity="100%" style:font-name="Cascadia Code" style:font-name-complex="Courier New"/>
    </style:style>
    <style:style style:name="T32" style:family="text">
      <style:text-properties fo:color="#000000" loext:opacity="100%" style:font-name="Cascadia Code" officeooo:rsid="000d0803" style:font-name-complex="Courier New"/>
    </style:style>
    <style:style style:name="T33" style:family="text">
      <style:text-properties fo:color="#000000" loext:opacity="100%" style:font-name="Cascadia Code" officeooo:rsid="001483a0"/>
    </style:style>
    <style:style style:name="T34" style:family="text">
      <style:text-properties fo:color="#000000" loext:opacity="100%" style:font-name="Cascadia Code" fo:font-weight="normal" style:font-weight-asian="normal" style:font-weight-complex="normal"/>
    </style:style>
    <style:style style:name="T35" style:family="text">
      <style:text-properties fo:color="#000000" loext:opacity="100%" style:font-name="Cascadia Code" fo:font-weight="normal" style:font-weight-asian="normal" style:font-name-complex="Courier New" style:font-weight-complex="normal"/>
    </style:style>
    <style:style style:name="T36" style:family="text">
      <style:text-properties fo:color="#000000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37" style:family="text">
      <style:text-properties fo:color="#000000" loext:opacity="100%" style:font-name="Cascadia Code" fo:language="en" fo:country="GB" officeooo:rsid="000d0803" style:font-name-asian="Calibri" style:font-name-complex="Courier New" style:language-complex="ar" style:country-complex="SA"/>
    </style:style>
    <style:style style:name="T38" style:family="text">
      <style:text-properties fo:color="#000000" loext:opacity="100%" style:font-name="Cascadia Code" fo:language="en" fo:country="GB" officeooo:rsid="0051d562" style:font-name-asian="Calibri" style:font-name-complex="Courier New" style:language-complex="ar" style:country-complex="SA"/>
    </style:style>
    <style:style style:name="T39" style:family="text">
      <style:text-properties fo:color="#000000" loext:opacity="100%" style:font-name="Cascadia Code" fo:language="en" fo:country="GB" officeooo:rsid="00563972" style:font-name-asian="Calibri" style:font-name-complex="Courier New" style:language-complex="ar" style:country-complex="SA"/>
    </style:style>
    <style:style style:name="T40" style:family="text">
      <style:text-properties fo:color="#000000" loext:opacity="100%" style:font-name="Cascadia Code" fo:language="en" fo:country="GB" officeooo:rsid="005fe156" style:font-name-asian="Calibri" style:font-name-complex="Courier New" style:language-complex="ar" style:country-complex="SA"/>
    </style:style>
    <style:style style:name="T41" style:family="text">
      <style:text-properties fo:color="#000000" loext:opacity="100%" style:font-name="Cascadia Code" fo:language="en" fo:country="GB" officeooo:rsid="006370d8" style:font-name-asian="Calibri" style:font-name-complex="Courier New" style:language-complex="ar" style:country-complex="SA"/>
    </style:style>
    <style:style style:name="T42" style:family="text">
      <style:text-properties style:font-name="Liberation Sans2"/>
    </style:style>
    <style:style style:name="T43" style:family="text">
      <style:text-properties style:font-name="Liberation Sans2" fo:font-weight="bold" style:font-weight-asian="bold" style:font-weight-complex="bold"/>
    </style:style>
    <style:style style:name="T44" style:family="text">
      <style:text-properties style:font-name="Liberation Sans2" fo:font-weight="bold" officeooo:rsid="00505717" style:font-weight-asian="bold" style:font-weight-complex="bold"/>
    </style:style>
    <style:style style:name="T45" style:family="text">
      <style:text-properties style:font-name="Liberation Sans2" officeooo:rsid="0039e314"/>
    </style:style>
    <style:style style:name="T46" style:family="text">
      <style:text-properties style:font-name="Liberation Sans2" officeooo:rsid="0040704e"/>
    </style:style>
    <style:style style:name="T47" style:family="text">
      <style:text-properties style:font-name="Liberation Sans2" fo:font-size="9.5pt" officeooo:rsid="00433769" style:font-size-asian="9.5pt" style:font-size-complex="9.5pt"/>
    </style:style>
    <style:style style:name="T48" style:family="text">
      <style:text-properties style:font-name="Liberation Mono2" style:font-name-complex="Courier New"/>
    </style:style>
    <style:style style:name="T49" style:family="text">
      <style:text-properties fo:color="#ff3333" loext:opacity="100%" style:font-name="Cascadia Code" fo:language="en" fo:country="GB" fo:font-weight="bold" style:font-name-asian="Calibri" style:font-weight-asian="bold" style:font-name-complex="Times New Roman" style:language-complex="ar" style:country-complex="SA" style:font-weight-complex="bold"/>
    </style:style>
    <style:style style:name="T50" style:family="text">
      <style:text-properties fo:color="#ff3333" loext:opacity="100%" style:font-name="Cascadia Code" fo:language="en" fo:country="GB" fo:font-weight="bold" officeooo:rsid="005fe156" style:font-name-asian="Calibri" style:font-weight-asian="bold" style:font-name-complex="Times New Roman" style:language-complex="ar" style:country-complex="SA" style:font-weight-complex="bold"/>
    </style:style>
    <style:style style:name="T51" style:family="text">
      <style:text-properties fo:color="#ff3333" loext:opacity="100%" style:font-name="Cascadia Code" fo:language="en" fo:country="GB" fo:font-weight="bold" officeooo:rsid="00633a44" style:font-name-asian="Calibri" style:font-weight-asian="bold" style:font-name-complex="Times New Roman" style:language-complex="ar" style:country-complex="SA" style:font-weight-complex="bold"/>
    </style:style>
    <style:style style:name="T52" style:family="text">
      <style:text-properties fo:color="#ff3333" loext:opacity="100%" style:font-name="Cascadia Code" fo:language="en" fo:country="GB" fo:font-weight="bold" officeooo:rsid="0063a3ba" style:font-name-asian="Calibri" style:font-weight-asian="bold" style:font-name-complex="Times New Roman" style:language-complex="ar" style:country-complex="SA" style:font-weight-complex="bold"/>
    </style:style>
    <style:style style:name="T53" style:family="text">
      <style:text-properties fo:color="#ff3333" loext:opacity="100%" style:font-name="Cascadia Code" fo:language="en" fo:country="GB" fo:font-weight="bold" officeooo:rsid="0063a3ba" style:letter-kerning="true" style:font-name-asian="Calibri" style:font-weight-asian="bold" style:font-name-complex="Times New Roman" style:language-complex="ar" style:country-complex="SA" style:font-weight-complex="bold"/>
    </style:style>
    <style:style style:name="T54" style:family="text">
      <style:text-properties fo:color="#0093d9" loext:opacity="100%"/>
    </style:style>
    <style:style style:name="T55" style:family="text">
      <style:text-properties fo:color="#0093d9" loext:opacity="100%" style:font-name="Cascadia Code" fo:language="en" fo:country="GB" fo:font-weight="bold" officeooo:rsid="00505717" style:font-name-asian="Calibri" style:font-weight-asian="bold" style:font-name-complex="Times New Roman" style:language-complex="ar" style:country-complex="SA" style:font-weight-complex="bold"/>
    </style:style>
    <style:style style:name="T56" style:family="text">
      <style:text-properties fo:color="#0093d9" loext:opacity="100%" style:font-name="Cascadia Code" fo:language="en" fo:country="GB" fo:font-weight="bold" officeooo:rsid="005fe156" style:font-name-asian="Calibri" style:font-weight-asian="bold" style:font-name-complex="Times New Roman" style:language-complex="ar" style:country-complex="SA" style:font-weight-complex="bold"/>
    </style:style>
    <style:style style:name="T57" style:family="text">
      <style:text-properties fo:color="#0093d9" loext:opacity="100%" style:font-name="Cascadia Code" fo:language="en" fo:country="GB" fo:font-weight="bold" officeooo:rsid="00633a44" style:font-name-asian="Calibri" style:font-weight-asian="bold" style:font-name-complex="Times New Roman" style:language-complex="ar" style:country-complex="SA" style:font-weight-complex="bold"/>
    </style:style>
    <style:style style:name="T58" style:family="text">
      <style:text-properties fo:color="#0093d9" loext:opacity="100%" style:font-name="Cascadia Code" fo:language="en" fo:country="GB" fo:font-weight="bold" officeooo:rsid="0063a3ba" style:font-name-asian="Calibri" style:font-weight-asian="bold" style:font-name-complex="Times New Roman" style:language-complex="ar" style:country-complex="SA" style:font-weight-complex="bold"/>
    </style:style>
    <style:style style:name="T59" style:family="text">
      <style:text-properties fo:color="#0093d9" loext:opacity="100%" style:font-name="Cascadia Code" fo:language="en" fo:country="GB" fo:font-weight="bold" officeooo:rsid="0054545c" style:letter-kerning="true" style:font-name-asian="Times New Roman" style:font-weight-asian="bold" style:font-name-complex="Courier New" style:language-complex="ar" style:country-complex="SA" style:font-weight-complex="bold"/>
    </style:style>
    <style:style style:name="T60" style:family="text">
      <style:text-properties fo:color="#0093d9" loext:opacity="100%" style:font-name="Cascadia Code" fo:language="en" fo:country="GB" fo:font-weight="bold" officeooo:rsid="0063a3ba" style:letter-kerning="true" style:font-name-asian="Calibri" style:font-weight-asian="bold" style:font-name-complex="Times New Roman" style:language-complex="ar" style:country-complex="SA" style:font-weight-complex="bold"/>
    </style:style>
    <style:style style:name="T61" style:family="text">
      <style:text-properties fo:color="#0093d9" loext:opacity="100%" style:font-name="Cascadia Code" fo:font-weight="bold" style:font-weight-asian="bold" style:font-weight-complex="bold"/>
    </style:style>
    <style:style style:name="T62" style:family="text">
      <style:text-properties fo:color="#0093d9" loext:opacity="100%" style:font-name="Cascadia Code" fo:font-weight="bold" officeooo:rsid="00112065" style:font-weight-asian="bold" style:font-weight-complex="bold"/>
    </style:style>
    <style:style style:name="T63" style:family="text">
      <style:text-properties fo:color="#0093d9" loext:opacity="100%" style:font-name="Cascadia Code" style:font-name-complex="Courier New"/>
    </style:style>
    <style:style style:name="T64" style:family="text">
      <style:text-properties fo:color="#009900" loext:opacity="100%"/>
    </style:style>
    <style:style style:name="T65" style:family="text">
      <style:text-properties fo:color="#009900" loext:opacity="100%" fo:font-weight="bold" officeooo:rsid="001f8ae9" style:font-weight-asian="bold" style:font-weight-complex="bold"/>
    </style:style>
    <style:style style:name="T66" style:family="text">
      <style:text-properties fo:color="#009900" loext:opacity="100%" fo:font-size="9.5pt" fo:font-weight="bold" style:font-size-asian="9.5pt" style:font-weight-asian="bold" style:font-size-complex="9.5pt" style:font-weight-complex="bold"/>
    </style:style>
    <style:style style:name="T67" style:family="text">
      <style:text-properties fo:color="#009900" loext:opacity="100%" fo:font-size="9.5pt" fo:font-weight="bold" officeooo:rsid="001f8ae9" style:font-size-asian="9.5pt" style:font-weight-asian="bold" style:font-size-complex="9.5pt" style:font-weight-complex="bold"/>
    </style:style>
    <style:style style:name="T68" style:family="text">
      <style:text-properties fo:color="#009900" loext:opacity="100%" style:font-name="Cascadia Code" fo:language="en" fo:country="GB" fo:font-weight="bold" officeooo:rsid="00609d0b" style:letter-kerning="true" style:font-name-asian="Times New Roman" style:font-weight-asian="bold" style:font-name-complex="Courier New" style:language-complex="ar" style:country-complex="SA" style:font-weight-complex="bold"/>
    </style:style>
    <style:style style:name="T69" style:family="text">
      <style:text-properties fo:color="#009900" loext:opacity="100%" style:font-name="Cascadia Code" fo:language="en" fo:country="GB" fo:font-weight="bold" officeooo:rsid="0060acb1" style:letter-kerning="true" style:font-name-asian="Times New Roman" style:font-weight-asian="bold" style:font-name-complex="Courier New" style:language-complex="ar" style:country-complex="SA" style:font-weight-complex="bold"/>
    </style:style>
    <style:style style:name="T70" style:family="text">
      <style:text-properties fo:color="#009900" loext:opacity="100%" style:font-name="Cascadia Code" fo:language="en" fo:country="GB" fo:font-weight="bold" officeooo:rsid="0060c386" style:letter-kerning="true" style:font-name-asian="Times New Roman" style:font-weight-asian="bold" style:font-name-complex="Courier New" style:language-complex="ar" style:country-complex="SA" style:font-weight-complex="bold"/>
    </style:style>
    <style:style style:name="T71" style:family="text">
      <style:text-properties fo:color="#009900" loext:opacity="100%" style:font-name="Cascadia Code" fo:language="en" fo:country="GB" fo:font-weight="bold" officeooo:rsid="00633a44" style:letter-kerning="true" style:font-name-asian="Times New Roman" style:font-weight-asian="bold" style:font-name-complex="Courier New" style:language-complex="ar" style:country-complex="SA" style:font-weight-complex="bold"/>
    </style:style>
    <style:style style:name="T72" style:family="text">
      <style:text-properties fo:color="#009900" loext:opacity="100%" style:font-name="Cascadia Code" fo:language="en" fo:country="GB" fo:font-weight="bold" officeooo:rsid="0063a3ba" style:letter-kerning="true" style:font-name-asian="Times New Roman" style:font-weight-asian="bold" style:font-name-complex="Courier New" style:language-complex="ar" style:country-complex="SA" style:font-weight-complex="bold"/>
    </style:style>
    <style:style style:name="T73" style:family="text">
      <style:text-properties fo:color="#009900" loext:opacity="100%" style:font-name="Cascadia Code" fo:language="en" fo:country="GB" fo:font-weight="normal" officeooo:rsid="0063a3ba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4" style:family="text">
      <style:text-properties officeooo:rsid="0016f37a"/>
    </style:style>
    <style:style style:name="T75" style:family="text">
      <style:text-properties officeooo:rsid="001e3639"/>
    </style:style>
    <style:style style:name="T76" style:family="text">
      <style:text-properties officeooo:rsid="001f8ae9"/>
    </style:style>
    <style:style style:name="T77" style:family="text">
      <style:text-properties officeooo:rsid="00234ff7"/>
    </style:style>
    <style:style style:name="T78" style:family="text">
      <style:text-properties officeooo:rsid="003cb10b"/>
    </style:style>
    <style:style style:name="T79" style:family="text">
      <style:text-properties fo:font-variant="normal" fo:text-transform="none" fo:color="#000000" loext:opacity="100%" style:font-name="Cascadia Code" fo:letter-spacing="normal" fo:font-style="normal" fo:font-weight="normal" style:font-name-complex="Courier New"/>
    </style:style>
    <style:style style:name="T80" style:family="text">
      <style:text-properties fo:font-variant="normal" fo:text-transform="none" fo:color="#000000" loext:opacity="100%" style:font-name="Cascadia Code" fo:letter-spacing="normal" fo:font-style="normal" fo:font-weight="normal" officeooo:rsid="0051d562" style:font-name-complex="Courier New"/>
    </style:style>
    <style:style style:name="T81" style:family="text">
      <style:text-properties style:use-window-font-color="true" loext:opacity="0%" style:font-name="Cascadia Code"/>
    </style:style>
    <style:style style:name="T82" style:family="text">
      <style:text-properties style:use-window-font-color="true" loext:opacity="0%" style:font-name="Cascadia Code" style:font-name-complex="Courier New"/>
    </style:style>
    <style:style style:name="T83" style:family="text">
      <style:text-properties style:use-window-font-color="true" loext:opacity="0%" style:font-name="Cascadia Code" officeooo:rsid="004eb4f4" style:font-name-complex="Courier New"/>
    </style:style>
    <style:style style:name="T84" style:family="text">
      <style:text-properties style:use-window-font-color="true" loext:opacity="0%" style:font-name="Cascadia Code" fo:language="en" fo:country="GB" officeooo:rsid="0054545c" style:font-name-asian="Calibri" style:font-name-complex="Times New Roman" style:language-complex="ar" style:country-complex="SA"/>
    </style:style>
    <style:style style:name="T85" style:family="text">
      <style:text-properties style:use-window-font-color="true" loext:opacity="0%" style:font-name="Cascadia Code" fo:language="en" fo:country="GB" fo:font-weight="normal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86" style:family="text">
      <style:text-properties style:use-window-font-color="true" loext:opacity="0%" style:font-name="Cascadia Code" fo:language="en" fo:country="GB" fo:font-weight="normal" officeooo:rsid="0063a3ba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87" style:family="text">
      <style:text-properties style:use-window-font-color="true" loext:opacity="0%" style:font-name="Cascadia Code" fo:language="en" fo:country="GB" fo:font-weight="normal" officeooo:rsid="0054545c" style:letter-kerning="true" style:font-name-asian="Calibri" style:font-weight-asian="normal" style:font-name-complex="Times New Roman" style:language-complex="ar" style:country-complex="SA" style:font-weight-complex="normal"/>
    </style:style>
    <style:style style:name="T88" style:family="text">
      <style:text-properties style:use-window-font-color="true" loext:opacity="0%" style:font-name="Cascadia Code" fo:language="en" fo:country="GB" fo:font-weight="normal" officeooo:rsid="0063a3ba" style:letter-kerning="true" style:font-name-asian="Calibri" style:font-weight-asian="normal" style:font-name-complex="Times New Roman" style:language-complex="ar" style:country-complex="SA" style:font-weight-complex="normal"/>
    </style:style>
    <style:style style:name="T89" style:family="text">
      <style:text-properties style:use-window-font-color="true" loext:opacity="0%" fo:language="en" fo:country="GB" officeooo:rsid="005bfa39" style:font-name-asian="Calibri" style:language-complex="ar" style:country-complex="SA"/>
    </style:style>
    <style:style style:name="T90" style:family="text">
      <style:text-properties style:use-window-font-color="true" loext:opacity="0%" style:font-name="Liberation Mono2" officeooo:rsid="005e914c"/>
    </style:style>
    <style:style style:name="T91" style:family="text">
      <style:text-properties style:use-window-font-color="true" loext:opacity="0%" style:font-name="Liberation Sans2" fo:language="en" fo:country="GB" fo:font-weight="bold" officeooo:rsid="005fe156" style:font-name-asian="Calibri" style:font-weight-asian="bold" style:font-name-complex="Times New Roman" style:language-complex="ar" style:country-complex="SA" style:font-weight-complex="bold"/>
    </style:style>
    <style:style style:name="T92" style:family="text">
      <style:text-properties style:use-window-font-color="true" loext:opacity="0%" style:font-name="Liberation Sans2" fo:language="en" fo:country="GB" fo:font-weight="bold" officeooo:rsid="00609d0b" style:font-name-asian="Calibri" style:font-weight-asian="bold" style:font-name-complex="Times New Roman" style:language-complex="ar" style:country-complex="SA" style:font-weight-complex="bold"/>
    </style:style>
    <style:style style:name="T93" style:family="text">
      <style:text-properties style:use-window-font-color="true" loext:opacity="0%" style:font-name="Liberation Sans2" fo:language="en" fo:country="GB" fo:font-weight="bold" officeooo:rsid="0063a3ba" style:font-name-asian="Calibri" style:font-weight-asian="bold" style:font-name-complex="Times New Roman" style:language-complex="ar" style:country-complex="SA" style:font-weight-complex="bold"/>
    </style:style>
    <style:style style:name="T94" style:family="text">
      <style:text-properties officeooo:rsid="0040704e"/>
    </style:style>
    <style:style style:name="T95" style:family="text">
      <style:text-properties officeooo:rsid="0040a3fd"/>
    </style:style>
    <style:style style:name="T96" style:family="text">
      <style:text-properties fo:font-size="9.5pt" fo:font-weight="normal" style:font-size-asian="9.5pt" style:font-weight-asian="normal" style:font-size-complex="9.5pt" style:font-weight-complex="normal"/>
    </style:style>
    <style:style style:name="T97" style:family="text">
      <style:text-properties officeooo:rsid="00489d5a"/>
    </style:style>
    <style:style style:name="T98" style:family="text">
      <style:text-properties officeooo:rsid="0049cc05"/>
    </style:style>
    <style:style style:name="T99" style:family="text">
      <style:text-properties officeooo:rsid="004da2e3"/>
    </style:style>
    <style:style style:name="T100" style:family="text">
      <style:text-properties officeooo:rsid="00505717"/>
    </style:style>
    <style:style style:name="T101" style:family="text">
      <style:text-properties officeooo:rsid="0051d562"/>
    </style:style>
    <style:style style:name="T102" style:family="text">
      <style:text-properties style:font-name="Cascadia Code"/>
    </style:style>
    <style:style style:name="T103" style:family="text">
      <style:text-properties style:font-name="Cascadia Code" style:font-name-complex="Courier New"/>
    </style:style>
    <style:style style:name="T104" style:family="text">
      <style:text-properties style:font-name="Cascadia Code" officeooo:rsid="0051d562" style:font-name-complex="Courier New"/>
    </style:style>
    <style:style style:name="T105" style:family="text">
      <style:text-properties style:font-name="Cascadia Code" officeooo:rsid="004fbe6d" style:font-name-complex="Courier New"/>
    </style:style>
    <style:style style:name="T106" style:family="text">
      <style:text-properties style:font-name="Cascadia Code" officeooo:rsid="0012f410" style:font-name-complex="Courier New"/>
    </style:style>
    <style:style style:name="T107" style:family="text">
      <style:text-properties style:font-name="Cascadia Code" officeooo:rsid="00505717" style:font-name-complex="Courier New"/>
    </style:style>
    <style:style style:name="T108" style:family="text">
      <style:text-properties officeooo:rsid="00563972"/>
    </style:style>
    <style:style style:name="T109" style:family="text">
      <style:text-properties officeooo:rsid="0057a305"/>
    </style:style>
    <style:style style:name="T110" style:family="text">
      <style:text-properties officeooo:rsid="005bfa39"/>
    </style:style>
    <style:style style:name="T111" style:family="text">
      <style:text-properties style:font-name="Liberation Sans" fo:language="en" fo:country="GB" officeooo:rsid="005bfa39" style:font-name-asian="Calibri" style:font-name-complex="Times New Roman" style:language-complex="ar" style:country-complex="SA"/>
    </style:style>
    <style:style style:name="T112" style:family="text">
      <style:text-properties style:font-name="Liberation Sans" fo:language="en" fo:country="GB" officeooo:rsid="005e914c" style:font-name-asian="Calibri" style:font-name-complex="Times New Roman" style:language-complex="ar" style:country-complex="SA"/>
    </style:style>
    <style:style style:name="T113" style:family="text">
      <style:text-properties officeooo:rsid="005d89b6"/>
    </style:style>
    <style:style style:name="T114" style:family="text">
      <style:text-properties style:font-name="Liberation Sans2"/>
    </style:style>
    <style:style style:name="T115" style:family="text">
      <style:text-properties officeooo:rsid="002ea0d4"/>
    </style:style>
    <style:style style:name="T116" style:family="text">
      <style:text-properties officeooo:rsid="002fd58a"/>
    </style:style>
    <style:style style:name="T117" style:family="text">
      <style:text-properties officeooo:rsid="005e914c"/>
    </style:style>
    <style:style style:name="T118" style:family="text">
      <style:text-properties officeooo:rsid="004fbe6d"/>
    </style:style>
    <style:style style:name="T119" style:family="text">
      <style:text-properties officeooo:rsid="00609d0b"/>
    </style:style>
    <style:style style:name="T120" style:family="text">
      <style:text-properties fo:language="en" fo:country="GB" officeooo:rsid="006370d8" style:font-name-asian="Calibri" style:font-name-complex="Times New Roman" style:language-complex="ar" style:country-complex="SA"/>
    </style:style>
    <style:style style:name="T121" style:family="text">
      <style:text-properties officeooo:rsid="000d08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DMX 2.1 RESTful web services cheat sheet, <text:span text:style-name="T98">v</text:span><text:span text:style-name="T100">2</text:span><text:span text:style-name="T98">.</text:span><text:span text:style-name="T100">0</text:span><text:span text:style-name="T98">.0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241856048">
          <table:table-cell table:style-name="Table7.A1" table:number-columns-spanned="2" office:value-type="string">
            <text:p text:style-name="P162"><text:span text:style-name="T43">Struct</text:span><text:span text:style-name="T44">ure</text:span><text:span text:style-name="T43"> queries:</text:span> <text:span text:style-name="T102">https://</text:span><text:span text:style-name="T84">host</text:span><text:span text:style-name="T102">/</text:span><text:span text:style-name="T49">structure</text:span><text:span text:style-name="T102">/</text:span><text:span text:style-name="T55">type</text:span><text:span text:style-name="T102">/</text:span><text:span text:style-name="T55">agency</text:span><text:span text:style-name="T102">/</text:span><text:span text:style-name="T55">id</text:span><text:span text:style-name="T102">/</text:span><text:span text:style-name="T61">version</text:span><text:span text:style-name="T34">/</text:span><text:span text:style-name="T62">item</text:span><text:span text:style-name="T102">?</text:span><text:span text:style-name="T69">detail&amp;references</text:span></text:p>
          </table:table-cell>
          <table:covered-table-cell/>
          <table:table-cell table:style-name="Table7.C1" office:value-type="string">
            <text:p text:style-name="P10">Default</text:p>
          </table:table-cell>
          <table:table-cell table:style-name="Table7.D1" office:value-type="string">
            <text:p text:style-name="P158">Multi</text:p>
          </table:table-cell>
        </table:table-row>
        <table:table-row table:style-name="TableLine241972608">
          <table:table-cell table:style-name="Table7.A2" office:value-type="string">
            <text:p text:style-name="P93">type</text:p>
          </table:table-cell>
          <table:table-cell table:style-name="Table7.A1" office:value-type="string">
            <text:p text:style-name="P5"><text:span text:style-name="T3">The type of </text:span><text:span text:style-name="T5">structure</text:span><text:span text:style-name="T3">:</text:span> <text:span text:style-name="T103">datastructure, </text:span><text:span text:style-name="T106">metadatastructure, </text:span><text:span text:style-name="T103">categoryscheme, conceptscheme, codelist, hierarch</text:span><text:span text:style-name="T107">y</text:span><text:span text:style-name="T103">, </text:span><text:span text:style-name="T107">hierarchyassociation, valuelist, </text:span><text:span text:style-name="T106">organisationscheme, </text:span><text:span text:style-name="T103">agencyscheme, </text:span><text:span text:style-name="T106">dataproviderscheme, dataconsumerscheme, organisationunitscheme, </text:span><text:span text:style-name="T103">dataflow, </text:span><text:span text:style-name="T106">metadataflow, reportingtaxonomy, provisionagreement</text:span><text:span text:style-name="T103">, </text:span><text:span text:style-name="T106">structure</text:span><text:span text:style-name="T107">map, representationmap, conceptschememap</text:span><text:span text:style-name="T106">, </text:span><text:span text:style-name="T107">categoryschememap, organisationschememap,</text:span><text:span text:style-name="T106"> process, categorisation,</text:span><text:span text:style-name="T103"> </text:span><text:span text:style-name="T107">data</text:span><text:span text:style-name="T103">constraint, </text:span><text:span text:style-name="T107">metadataconstraint, </text:span><text:span text:style-name="T82">structure, </text:span><text:span text:style-name="T83">transformationscheme, rulesetscheme, userdefinedoperatorscheme, customtypescheme, namepersonalisationscheme, vtlmappingscheme</text:span></text:p>
          </table:table-cell>
          <table:table-cell table:style-name="Table7.A1" office:value-type="string">
            <text:p text:style-name="P48">*</text:p>
          </table:table-cell>
          <table:table-cell table:style-name="Table7.D2" office:value-type="string">
            <text:p text:style-name="P41">N</text:p>
          </table:table-cell>
        </table:table-row>
        <table:table-row table:style-name="TableLine241974224">
          <table:table-cell table:style-name="Table7.A2" office:value-type="string">
            <text:p text:style-name="P62">a<text:span text:style-name="T101">gency</text:span></text:p>
          </table:table-cell>
          <table:table-cell table:style-name="Table7.A1" office:value-type="string">
            <text:p text:style-name="P4"><text:span text:style-name="T3">Agency maintaining the artefact (e.g.:</text:span><text:span text:style-name="T2"> </text:span><text:span text:style-name="T32">SDMX</text:span><text:span text:style-name="T3">)</text:span></text:p>
          </table:table-cell>
          <table:table-cell table:style-name="Table7.A1" office:value-type="string">
            <text:p text:style-name="P48">*</text:p>
          </table:table-cell>
          <table:table-cell table:style-name="Table7.D2" office:value-type="string">
            <text:p text:style-name="P54">Y</text:p>
          </table:table-cell>
        </table:table-row>
        <table:table-row table:style-name="TableLine241975104">
          <table:table-cell table:style-name="Table7.A2" office:value-type="string">
            <text:p text:style-name="P66">artefact</text:p>
          </table:table-cell>
          <table:table-cell table:style-name="Table7.A1" office:value-type="string">
            <text:p text:style-name="P4"><text:span text:style-name="T3">Artefact ID (e.g.:</text:span><text:span text:style-name="T2"> </text:span><text:span text:style-name="T33">CL_FREQ</text:span><text:span text:style-name="T3">)</text:span></text:p>
          </table:table-cell>
          <table:table-cell table:style-name="Table7.A1" office:value-type="string">
            <text:p text:style-name="P48">*</text:p>
          </table:table-cell>
          <table:table-cell table:style-name="Table7.D2" office:value-type="string">
            <text:p text:style-name="P54">Y</text:p>
          </table:table-cell>
        </table:table-row>
        <table:table-row table:style-name="TableLine241976032">
          <table:table-cell table:style-name="Table7.A2" office:value-type="string">
            <text:p text:style-name="P73">version</text:p>
          </table:table-cell>
          <table:table-cell table:style-name="Table7.A1" office:value-type="string">
            <text:p text:style-name="P4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7.A1" office:value-type="string">
            <text:p text:style-name="P48">~</text:p>
          </table:table-cell>
          <table:table-cell table:style-name="Table7.D2" office:value-type="string">
            <text:p text:style-name="P54">Y</text:p>
          </table:table-cell>
        </table:table-row>
        <table:table-row table:style-name="TableLine241976912">
          <table:table-cell table:style-name="Table7.A2" office:value-type="string">
            <text:p text:style-name="P66">item</text:p>
          </table:table-cell>
          <table:table-cell table:style-name="Table7.A1" office:value-type="string">
            <text:p text:style-name="P6"><text:span text:style-name="T13">ID of the </text:span><text:span text:style-name="T14">i</text:span><text:span text:style-name="T13">tem to be returned.</text:span></text:p>
          </table:table-cell>
          <table:table-cell table:style-name="Table7.A1" office:value-type="string">
            <text:p text:style-name="P53">*</text:p>
          </table:table-cell>
          <table:table-cell table:style-name="Table7.D2" office:value-type="string">
            <text:p text:style-name="P54">Y</text:p>
          </table:table-cell>
        </table:table-row>
        <table:table-row table:style-name="TableLine241978016">
          <table:table-cell table:style-name="Table7.A2" office:value-type="string">
            <text:p text:style-name="P83">detail</text:p>
          </table:table-cell>
          <table:table-cell table:style-name="Table7.A1" office:value-type="string">
            <text:p text:style-name="P7"><text:span text:style-name="T4">A</text:span><text:span text:style-name="T3">mount of information: </text:span><text:span text:style-name="T31">allstubs, referencestubs, </text:span><text:span text:style-name="T79">allcompletestubs, referencecompletestubs, referencepartial, </text:span><text:span text:style-name="T80">raw, partialraw, </text:span><text:span text:style-name="T31">full</text:span><text:span text:style-name="T24"> </text:span></text:p>
          </table:table-cell>
          <table:table-cell table:style-name="Table7.A1" office:value-type="string">
            <text:p text:style-name="P48">full</text:p>
          </table:table-cell>
          <table:table-cell table:style-name="Table7.D2" office:value-type="string">
            <text:p text:style-name="P54">N</text:p>
          </table:table-cell>
        </table:table-row>
        <table:table-row table:style-name="TableLine241978896">
          <table:table-cell table:style-name="Table7.A2" office:value-type="string">
            <text:p text:style-name="P83">references</text:p>
          </table:table-cell>
          <table:table-cell table:style-name="Table7.A1" office:value-type="string">
            <text:p text:style-name="P4"><text:span text:style-name="T3">References to be returned: </text:span><text:span text:style-name="T103">none, parents, parentsandsiblings, </text:span><text:span text:style-name="T104">ancestors, </text:span><text:span text:style-name="T103">children, descendants, all, a resource </text:span><text:span text:style-name="T105">type</text:span></text:p>
          </table:table-cell>
          <table:table-cell table:style-name="Table7.A1" office:value-type="string">
            <text:p text:style-name="P49">non<text:span text:style-name="T74">e</text:span></text:p>
          </table:table-cell>
          <table:table-cell table:style-name="Table7.D2" office:value-type="string">
            <text:p text:style-name="P54">Y</text:p>
          </table:table-cell>
        </table:table-row>
      </table:table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241858896">
          <table:table-cell table:style-name="Table8.A1" table:number-columns-spanned="2" office:value-type="string">
            <text:h text:style-name="P28" text:outline-level="1"><text:span text:style-name="T42">Data queries:</text:span> <text:span text:style-name="T35">https://</text:span><text:span text:style-name="T36">host</text:span><text:span text:style-name="T35">/</text:span><text:span text:style-name="T9">data</text:span><text:span text:style-name="T6">/</text:span><text:span text:style-name="T59">context</text:span><text:span text:style-name="T6">/</text:span><text:span text:style-name="T59">agency</text:span><text:span text:style-name="T7">/</text:span><text:span text:style-name="T59">id</text:span><text:span text:style-name="T7">/</text:span><text:span text:style-name="T59">version</text:span><text:span text:style-name="T7">/</text:span><text:span text:style-name="T63">key</text:span><text:span text:style-name="T6">?</text:span><text:span text:style-name="T70">c&amp;updatedAfter&amp;firstNObservations&amp;lastNObservations&amp;detail&amp;dimensionAtObservation&amp;includeHistory</text:span></text:h>
          </table:table-cell>
          <table:covered-table-cell/>
          <table:table-cell table:style-name="Table8.C1" office:value-type="string">
            <text:p text:style-name="P3">Default</text:p>
          </table:table-cell>
          <table:table-cell table:style-name="Table8.D1" office:value-type="string">
            <text:p text:style-name="P166">Multi</text:p>
          </table:table-cell>
        </table:table-row>
        <table:table-row table:style-name="TableLine242018864">
          <table:table-cell table:style-name="Table8.C1" office:value-type="string">
            <text:p text:style-name="P90">context</text:p>
          </table:table-cell>
          <table:table-cell table:style-name="Table8.B2" office:value-type="string">
            <text:p text:style-name="P1"><text:span text:style-name="T108">The context of data retrieval: </text:span><text:span text:style-name="T37">datastructure</text:span><text:span text:style-name="T108">, </text:span><text:span text:style-name="T37">dataflow</text:span><text:span text:style-name="T108">, </text:span><text:span text:style-name="T37">provisionagreement</text:span></text:p>
          </table:table-cell>
          <table:table-cell table:style-name="Table8.A1" office:value-type="string">
            <text:p text:style-name="P8">*</text:p>
          </table:table-cell>
          <table:table-cell table:style-name="Table8.D2" office:value-type="string">
            <text:p text:style-name="P35">Y</text:p>
          </table:table-cell>
        </table:table-row>
        <table:table-row table:style-name="TableLine242019744">
          <table:table-cell table:style-name="Table8.A3" office:value-type="string">
            <text:p text:style-name="P71">agency</text:p>
          </table:table-cell>
          <table:table-cell table:style-name="Table8.A1" office:value-type="string">
            <text:p text:style-name="P109">Agency maintaining the artefact (e.g.: <text:span text:style-name="T37">BIS</text:span>)</text:p>
          </table:table-cell>
          <table:table-cell table:style-name="Table8.A1" office:value-type="string">
            <text:p text:style-name="P8">*</text:p>
          </table:table-cell>
          <table:table-cell table:style-name="Table8.D2" office:value-type="string">
            <text:p text:style-name="P35">Y</text:p>
          </table:table-cell>
        </table:table-row>
        <table:table-row table:style-name="TableLine242019744">
          <table:table-cell table:style-name="Table8.A3" office:value-type="string">
            <text:p text:style-name="P71">id</text:p>
          </table:table-cell>
          <table:table-cell table:style-name="Table8.A1" office:value-type="string">
            <text:p text:style-name="P109">Context ID (e.g.: <text:span text:style-name="T37">CBS</text:span>)</text:p>
          </table:table-cell>
          <table:table-cell table:style-name="Table8.A1" office:value-type="string">
            <text:p text:style-name="P8">*</text:p>
          </table:table-cell>
          <table:table-cell table:style-name="Table8.D2" office:value-type="string">
            <text:p text:style-name="P33">Y</text:p>
          </table:table-cell>
        </table:table-row>
        <table:table-row table:style-name="TableLine242019744">
          <table:table-cell table:style-name="Table8.A3" office:value-type="string">
            <text:p text:style-name="P71">version</text:p>
          </table:table-cell>
          <table:table-cell table:style-name="Table8.A1" office:value-type="string">
            <text:p text:style-name="P60"><text:span text:style-name="T2">Artefact version (e.g.: </text:span><text:span text:style-name="T39">1.</text:span><text:span text:style-name="T38">0.0</text:span><text:span text:style-name="T2">)</text:span></text:p>
          </table:table-cell>
          <table:table-cell table:style-name="Table8.A1" office:value-type="string">
            <text:p text:style-name="P8">*</text:p>
          </table:table-cell>
          <table:table-cell table:style-name="Table8.D2" office:value-type="string">
            <text:p text:style-name="P33">Y</text:p>
          </table:table-cell>
        </table:table-row>
        <table:table-row table:style-name="TableLine242019744">
          <table:table-cell table:style-name="Table8.A3" office:value-type="string">
            <text:p text:style-name="P71">key</text:p>
          </table:table-cell>
          <table:table-cell table:style-name="Table8.A1" office:value-type="string">
            <text:p text:style-name="P1">Key of the series to be returned (e.g: <text:span text:style-name="T25">D.NOK.EUR.SP00.A</text:span>). Wildcarding <text:span text:style-name="T108">supported</text:span> (e.g: <text:span text:style-name="T25">D.*.EUR.SP00.A</text:span>). </text:p>
          </table:table-cell>
          <table:table-cell table:style-name="Table8.A1" office:value-type="string">
            <text:p text:style-name="P8">*</text:p>
          </table:table-cell>
          <table:table-cell table:style-name="Table8.D2" office:value-type="string">
            <text:p text:style-name="P33">Y</text:p>
          </table:table-cell>
        </table:table-row>
        <table:table-row table:style-name="TableLine242021552">
          <table:table-cell table:style-name="Table8.A3" office:value-type="string">
            <text:p text:style-name="P77">c</text:p>
          </table:table-cell>
          <table:table-cell table:style-name="Table8.A1" office:value-type="string">
            <text:p text:style-name="P110"><text:span text:style-name="T108">Filter by component values</text:span> (e.g. <text:span text:style-name="T26">c[REF_AREA]=CH</text:span><text:span text:style-name="T108">) with support for operators (e.g. </text:span><text:span text:style-name="T26">c[</text:span><text:span text:style-name="T27">TIME_PERIOD</text:span><text:span text:style-name="T26">]=ge:2000</text:span><text:span text:style-name="T108">)</text:span></text:p>
          </table:table-cell>
          <table:table-cell table:style-name="Table8.A1" office:value-type="string">
            <text:p text:style-name="P8"/>
          </table:table-cell>
          <table:table-cell table:style-name="Table8.D2" office:value-type="string">
            <text:p text:style-name="P33">Y</text:p>
          </table:table-cell>
        </table:table-row>
        <table:table-row table:style-name="TableLine242023536">
          <table:table-cell table:style-name="Table8.A3" office:value-type="string">
            <text:p text:style-name="P81">updatedAfter</text:p>
          </table:table-cell>
          <table:table-cell table:style-name="Table8.A1" office:value-type="string">
            <text:p text:style-name="P1"><text:span text:style-name="T109">Retrieves what changed since supplied timestamp. </text:span>Must be percent-encoded (e.g.: <text:span text:style-name="T31">2009-05-15T14%3A15%3A00%2B01%3A00</text:span>)</text:p>
          </table:table-cell>
          <table:table-cell table:style-name="Table8.A1" office:value-type="string">
            <text:p text:style-name="P8"/>
          </table:table-cell>
          <table:table-cell table:style-name="Table8.D2" office:value-type="string">
            <text:p text:style-name="P33">N</text:p>
          </table:table-cell>
        </table:table-row>
        <table:table-row table:style-name="TableLine242024416">
          <table:table-cell table:style-name="Table8.A3" office:value-type="string">
            <text:p text:style-name="P81">firstNObservations</text:p>
          </table:table-cell>
          <table:table-cell table:style-name="Table8.A1" office:value-type="string">
            <text:p text:style-name="P1">Maximum number of observations starting from the first observation</text:p>
          </table:table-cell>
          <table:table-cell table:style-name="Table8.A1" office:value-type="string">
            <text:p text:style-name="P8"/>
          </table:table-cell>
          <table:table-cell table:style-name="Table8.D2" office:value-type="string">
            <text:p text:style-name="P33">N</text:p>
          </table:table-cell>
        </table:table-row>
        <table:table-row table:style-name="TableLine242025296">
          <table:table-cell table:style-name="Table8.A3" office:value-type="string">
            <text:p text:style-name="P81">lastNObservations</text:p>
          </table:table-cell>
          <table:table-cell table:style-name="Table8.A1" office:value-type="string">
            <text:p text:style-name="P1">Maximum number of observations counting back from the most recent observation</text:p>
          </table:table-cell>
          <table:table-cell table:style-name="Table8.A1" office:value-type="string">
            <text:p text:style-name="P8"/>
          </table:table-cell>
          <table:table-cell table:style-name="Table8.D2" office:value-type="string">
            <text:p text:style-name="P33">N</text:p>
          </table:table-cell>
        </table:table-row>
        <table:table-row table:style-name="TableLine242026176">
          <table:table-cell table:style-name="Table8.A3" office:value-type="string">
            <text:p text:style-name="P82">dimensionAtObservation</text:p>
          </table:table-cell>
          <table:table-cell table:style-name="Table8.A1" office:value-type="string">
            <text:p text:style-name="P2">Id of the dimension at the observation level</text:p>
          </table:table-cell>
          <table:table-cell table:style-name="Table8.A1" office:value-type="string">
            <text:p text:style-name="P9"/>
          </table:table-cell>
          <table:table-cell table:style-name="Table8.D2" office:value-type="string">
            <text:p text:style-name="P33">N</text:p>
          </table:table-cell>
        </table:table-row>
        <table:table-row table:style-name="TableLine242027056">
          <table:table-cell table:style-name="Table8.A3" office:value-type="string">
            <text:p text:style-name="P81">detail</text:p>
          </table:table-cell>
          <table:table-cell table:style-name="Table8.A1" office:value-type="string">
            <text:p text:style-name="P1">Desired amount of information: <text:span text:style-name="T31">full, dataonly, serieskeysonly, nodata</text:span></text:p>
          </table:table-cell>
          <table:table-cell table:style-name="Table8.A1" office:value-type="string">
            <text:p text:style-name="P8">full</text:p>
          </table:table-cell>
          <table:table-cell table:style-name="Table8.D2" office:value-type="string">
            <text:p text:style-name="P33">N</text:p>
          </table:table-cell>
        </table:table-row>
        <table:table-row table:style-name="TableLine242022384">
          <table:table-cell table:style-name="Table8.A3" office:value-type="string">
            <text:p text:style-name="P81">includeHistory</text:p>
          </table:table-cell>
          <table:table-cell table:style-name="Table8.A1" office:value-type="string">
            <text:p text:style-name="P1">Whether to return vintages</text:p>
          </table:table-cell>
          <table:table-cell table:style-name="Table8.A1" office:value-type="string">
            <text:p text:style-name="P8">fal<text:span text:style-name="T75">se</text:span></text:p>
          </table:table-cell>
          <table:table-cell table:style-name="Table8.D2" office:value-type="string">
            <text:p text:style-name="P33">N</text:p>
          </table:table-cell>
        </table:table-row>
      </table:table>
      <text:h text:style-name="P14" text:outline-level="1"><text:span text:style-name="T23">Legend:</text:span><text:span text:style-name="T11"> </text:span><text:span text:style-name="T8">Mandatory path parameter </text:span><text:span text:style-name="T23">/ </text:span><text:span text:style-name="T54">Optional path parameter</text:span><text:span text:style-name="T10"> </text:span><text:span text:style-name="T23">/</text:span><text:span text:style-name="T11"> </text:span><text:span text:style-name="T64">Query string parameter (all optional)</text:span></text:h>
      <text:h text:style-name="P15" text:outline-level="1"><text:span text:style-name="T30">For</text:span><text:span text:style-name="T23"> </text:span><text:span text:style-name="T28">available data </text:span><text:span text:style-name="T29">queries, cf.</text:span><text:span text:style-name="T30"> </text:span><text:a xlink:type="simple" xlink:href="https://github.com/sdmx-twg/sdmx-rest/wiki/Data-Availability" text:style-name="Internet_20_link" text:visited-style-name="Visited_20_Internet_20_Link">https://github.com/sdmx-twg/sdmx-rest/wiki/Data-Availability</text:a></text:h>
      <text:p text:style-name="P103"><text:span text:style-name="T47"/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ext:soft-page-break/>
        <table:table-row table:style-name="TableLine304454800">
          <table:table-cell table:style-name="Tableau1.A1" table:number-columns-spanned="2" office:value-type="string">
            <text:p text:style-name="P163"><text:span text:style-name="T91">Data validity</text:span><text:span text:style-name="T43"> queries:</text:span> <text:span text:style-name="T102">https://</text:span><text:span text:style-name="T84">host</text:span><text:span text:style-name="T102">/</text:span><text:span text:style-name="T50">schema</text:span><text:span text:style-name="T102">/</text:span><text:span text:style-name="T50">context</text:span><text:span text:style-name="T102">/</text:span><text:span text:style-name="T50">agency</text:span><text:span text:style-name="T102">/</text:span><text:span text:style-name="T50">id</text:span><text:span text:style-name="T102">/</text:span><text:span text:style-name="T61">version</text:span><text:span text:style-name="T102">?</text:span><text:span text:style-name="T68">dimensionAtObservation&amp;explicitMeasure</text:span></text:p>
          </table:table-cell>
          <table:covered-table-cell/>
          <table:table-cell table:style-name="Tableau1.C1" office:value-type="string">
            <text:p text:style-name="P155">Default</text:p>
          </table:table-cell>
          <table:table-cell table:style-name="Tableau1.D1" office:value-type="string">
            <text:p text:style-name="P159">Multi</text:p>
          </table:table-cell>
        </table:table-row>
        <table:table-row table:style-name="TableLine273571424">
          <table:table-cell table:style-name="Tableau1.A2" office:value-type="string">
            <text:p text:style-name="P90">context</text:p>
          </table:table-cell>
          <table:table-cell table:style-name="Tableau1.A1" office:value-type="string">
            <text:p text:style-name="P1"><text:span text:style-name="T108">The context of data retrieval: </text:span><text:span text:style-name="T37">datastructure</text:span><text:span text:style-name="T108">, </text:span><text:span text:style-name="T37">dataflow</text:span><text:span text:style-name="T108">, </text:span><text:span text:style-name="T37">provisionagreement</text:span></text:p>
          </table:table-cell>
          <table:table-cell table:style-name="Tableau1.A1" office:value-type="string">
            <text:p text:style-name="P50"/>
          </table:table-cell>
          <table:table-cell table:style-name="Tableau1.D2" office:value-type="string">
            <text:p text:style-name="P42">N</text:p>
          </table:table-cell>
        </table:table-row>
        <table:table-row table:style-name="TableLine242141248">
          <table:table-cell table:style-name="Tableau1.A2" office:value-type="string">
            <text:p text:style-name="P63">a<text:span text:style-name="T101">gency</text:span></text:p>
          </table:table-cell>
          <table:table-cell table:style-name="Tableau1.A1" office:value-type="string">
            <text:p text:style-name="P34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1.A1" office:value-type="string">
            <text:p text:style-name="P50"/>
          </table:table-cell>
          <table:table-cell table:style-name="Tableau1.D2" office:value-type="string">
            <text:p text:style-name="P56">N</text:p>
          </table:table-cell>
        </table:table-row>
        <table:table-row table:style-name="TableLine303233376">
          <table:table-cell table:style-name="Tableau1.A2" office:value-type="string">
            <text:p text:style-name="P67">artefact</text:p>
          </table:table-cell>
          <table:table-cell table:style-name="Tableau1.A1" office:value-type="string">
            <text:p text:style-name="P34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1.A1" office:value-type="string">
            <text:p text:style-name="P50"/>
          </table:table-cell>
          <table:table-cell table:style-name="Tableau1.D2" office:value-type="string">
            <text:p text:style-name="P56">N</text:p>
          </table:table-cell>
        </table:table-row>
        <table:table-row table:style-name="TableLine298956432">
          <table:table-cell table:style-name="Tableau1.A2" office:value-type="string">
            <text:p text:style-name="P74">version</text:p>
          </table:table-cell>
          <table:table-cell table:style-name="Tableau1.A1" office:value-type="string">
            <text:p text:style-name="P34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1.A1" office:value-type="string">
            <text:p text:style-name="P50">~</text:p>
          </table:table-cell>
          <table:table-cell table:style-name="Tableau1.D2" office:value-type="string">
            <text:p text:style-name="P56">N</text:p>
          </table:table-cell>
        </table:table-row>
        <table:table-row table:style-name="TableLine298938368">
          <table:table-cell table:style-name="Tableau1.A2" office:value-type="string">
            <text:p text:style-name="P82">dimensionAtObservation</text:p>
          </table:table-cell>
          <table:table-cell table:style-name="Tableau1.A1" office:value-type="string">
            <text:p text:style-name="P2">Id of the dimension at the observation level</text:p>
          </table:table-cell>
          <table:table-cell table:style-name="Tableau1.A1" office:value-type="string">
            <text:p text:style-name="P50"/>
          </table:table-cell>
          <table:table-cell table:style-name="Tableau1.D2" office:value-type="string">
            <text:p text:style-name="P55">N</text:p>
          </table:table-cell>
        </table:table-row>
        <table:table-row table:style-name="TableLine299624448">
          <table:table-cell table:style-name="Tableau1.A2" office:value-type="string">
            <text:p text:style-name="P80"><text:span text:style-name="T119">e</text:span>xplicitMeasure</text:p>
          </table:table-cell>
          <table:table-cell table:style-name="Tableau1.A1" office:value-type="string">
            <text:p text:style-name="P61"><text:span text:style-name="T118">W</text:span>hether observations are strongly typed (for cross-sectional data)</text:p>
          </table:table-cell>
          <table:table-cell table:style-name="Tableau1.A1" office:value-type="string">
            <text:p text:style-name="P44">false</text:p>
          </table:table-cell>
          <table:table-cell table:style-name="Tableau1.D2" office:value-type="string">
            <text:p text:style-name="P56">N</text:p>
          </table:table-cell>
        </table:table-row>
      </table:table>
      <text:p text:style-name="P104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Line302165792">
          <table:table-cell table:style-name="Tableau2.A1" table:number-columns-spanned="2" office:value-type="string">
            <text:p text:style-name="P164"><text:span text:style-name="T91">Data </text:span><text:span text:style-name="T92">availability</text:span><text:span text:style-name="T43"> queries:</text:span> <text:span text:style-name="T102">https://</text:span><text:span text:style-name="T84">host</text:span><text:span text:style-name="T102">/</text:span><text:span text:style-name="T51">availability</text:span><text:span text:style-name="T102">/</text:span><text:span text:style-name="T56">context</text:span><text:span text:style-name="T102">/</text:span><text:span text:style-name="T55">agency</text:span><text:span text:style-name="T102">/</text:span><text:span text:style-name="T55">id</text:span><text:span text:style-name="T102">/</text:span><text:span text:style-name="T61">version</text:span><text:span text:style-name="T34">/</text:span><text:span text:style-name="T57">key/componentId</text:span><text:span text:style-name="T102">?</text:span><text:span text:style-name="T71">c&amp;updatedAfter&amp;references&amp;mode</text:span></text:p>
          </table:table-cell>
          <table:covered-table-cell/>
          <table:table-cell table:style-name="Tableau2.C1" office:value-type="string">
            <text:p text:style-name="P156">Default</text:p>
          </table:table-cell>
          <table:table-cell table:style-name="Tableau2.D1" office:value-type="string">
            <text:p text:style-name="P160">Multi</text:p>
          </table:table-cell>
        </table:table-row>
        <table:table-row table:style-name="TableLine305776048">
          <table:table-cell table:style-name="Tableau2.A2" office:value-type="string">
            <text:p text:style-name="P91">context</text:p>
          </table:table-cell>
          <table:table-cell table:style-name="Tableau2.A1" office:value-type="string">
            <text:p text:style-name="P112"><text:span text:style-name="T108">The context of data retrieval: </text:span><text:span text:style-name="T37">datastructure</text:span><text:span text:style-name="T108">, </text:span><text:span text:style-name="T37">dataflow</text:span><text:span text:style-name="T108">, </text:span><text:span text:style-name="T37">provisionagreement</text:span></text:p>
          </table:table-cell>
          <table:table-cell table:style-name="Tableau2.A1" office:value-type="string">
            <text:p text:style-name="P51">*</text:p>
          </table:table-cell>
          <table:table-cell table:style-name="Tableau2.D2" office:value-type="string">
            <text:p text:style-name="P43">N</text:p>
          </table:table-cell>
        </table:table-row>
        <table:table-row table:style-name="TableLine299584224">
          <table:table-cell table:style-name="Tableau2.A2" office:value-type="string">
            <text:p text:style-name="P64">a<text:span text:style-name="T101">gency</text:span></text:p>
          </table:table-cell>
          <table:table-cell table:style-name="Tableau2.A1" office:value-type="string">
            <text:p text:style-name="P36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2.A1" office:value-type="string">
            <text:p text:style-name="P51">*</text:p>
          </table:table-cell>
          <table:table-cell table:style-name="Tableau2.D2" office:value-type="string">
            <text:p text:style-name="P57">Y</text:p>
          </table:table-cell>
        </table:table-row>
        <table:table-row table:style-name="TableLine158978592">
          <table:table-cell table:style-name="Tableau2.A2" office:value-type="string">
            <text:p text:style-name="P68">artefact</text:p>
          </table:table-cell>
          <table:table-cell table:style-name="Tableau2.A1" office:value-type="string">
            <text:p text:style-name="P36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2.A1" office:value-type="string">
            <text:p text:style-name="P51">*</text:p>
          </table:table-cell>
          <table:table-cell table:style-name="Tableau2.D2" office:value-type="string">
            <text:p text:style-name="P45">Y</text:p>
          </table:table-cell>
        </table:table-row>
        <table:table-row table:style-name="TableLine273610880">
          <table:table-cell table:style-name="Tableau2.A2" office:value-type="string">
            <text:p text:style-name="P75">version</text:p>
          </table:table-cell>
          <table:table-cell table:style-name="Tableau2.A1" office:value-type="string">
            <text:p text:style-name="P36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2.A1" office:value-type="string">
            <text:p text:style-name="P51">*</text:p>
          </table:table-cell>
          <table:table-cell table:style-name="Tableau2.D2" office:value-type="string">
            <text:p text:style-name="P57">Y</text:p>
          </table:table-cell>
        </table:table-row>
        <table:table-row table:style-name="TableLine273610880">
          <table:table-cell table:style-name="Tableau2.A2" office:value-type="string">
            <text:p text:style-name="P71">key</text:p>
          </table:table-cell>
          <table:table-cell table:style-name="Tableau2.A1" office:value-type="string">
            <text:p text:style-name="P1">Key of the series to be returned (e.g: <text:span text:style-name="T25">D.NOK.EUR.SP00.A</text:span>). Wildcarding <text:span text:style-name="T108">supported</text:span> (e.g: <text:span text:style-name="T25">D.*.EUR.SP00.A</text:span>). </text:p>
          </table:table-cell>
          <table:table-cell table:style-name="Tableau2.A1" office:value-type="string">
            <text:p text:style-name="P51">*</text:p>
          </table:table-cell>
          <table:table-cell table:style-name="Tableau2.D2" office:value-type="string">
            <text:p text:style-name="P57">Y</text:p>
          </table:table-cell>
        </table:table-row>
        <table:table-row table:style-name="TableLine273610880">
          <table:table-cell table:style-name="Tableau2.A2" office:value-type="string">
            <text:p text:style-name="P72">componentId</text:p>
          </table:table-cell>
          <table:table-cell table:style-name="Tableau2.A1" office:value-type="string">
            <text:p text:style-name="P113">The id of the dimension for which to obtain availability information</text:p>
          </table:table-cell>
          <table:table-cell table:style-name="Tableau2.A1" office:value-type="string">
            <text:p text:style-name="P51">*</text:p>
          </table:table-cell>
          <table:table-cell table:style-name="Tableau2.D2" office:value-type="string">
            <text:p text:style-name="P57">Y</text:p>
          </table:table-cell>
        </table:table-row>
        <table:table-row table:style-name="TableLine269162192">
          <table:table-cell table:style-name="Tableau2.A2" office:value-type="string">
            <text:p text:style-name="P77">c</text:p>
          </table:table-cell>
          <table:table-cell table:style-name="Tableau2.A1" office:value-type="string">
            <text:p text:style-name="P110"><text:span text:style-name="T108">Filter by component values</text:span> (e.g. <text:span text:style-name="T26">c[REF_AREA]=CH</text:span><text:span text:style-name="T108">) with support for operators (e.g. </text:span><text:span text:style-name="T26">c[</text:span><text:span text:style-name="T27">TIME_PERIOD</text:span><text:span text:style-name="T26">]=ge:2000</text:span><text:span text:style-name="T108">)</text:span></text:p>
          </table:table-cell>
          <table:table-cell table:style-name="Tableau2.A1" office:value-type="string">
            <text:p text:style-name="P8"/>
          </table:table-cell>
          <table:table-cell table:style-name="Tableau2.D2" office:value-type="string">
            <text:p text:style-name="P33">Y</text:p>
          </table:table-cell>
        </table:table-row>
        <table:table-row table:style-name="TableLine269162192">
          <table:table-cell table:style-name="Tableau2.A2" office:value-type="string">
            <text:p text:style-name="P81">updatedAfter</text:p>
          </table:table-cell>
          <table:table-cell table:style-name="Tableau2.A1" office:value-type="string">
            <text:p text:style-name="P1"><text:span text:style-name="T109">Retrieves what changed since supplied timestamp. </text:span>Must be percent-encoded (e.g.: <text:span text:style-name="T31">2009-05-15T14%3A15%3A00%2B01%3A00</text:span>)</text:p>
          </table:table-cell>
          <table:table-cell table:style-name="Tableau2.A1" office:value-type="string">
            <text:p text:style-name="P8"/>
          </table:table-cell>
          <table:table-cell table:style-name="Tableau2.D2" office:value-type="string">
            <text:p text:style-name="P33">N</text:p>
          </table:table-cell>
        </table:table-row>
        <table:table-row table:style-name="TableLine269162192">
          <table:table-cell table:style-name="Tableau2.A2" office:value-type="string">
            <text:p text:style-name="P78">references</text:p>
          </table:table-cell>
          <table:table-cell table:style-name="Tableau2.A1" office:value-type="string">
            <text:p text:style-name="P114">References to be returned: <text:span text:style-name="T81">codelist, datastructure, conceptscheme, dataflow, dataproviderscheme, none, all</text:span></text:p>
          </table:table-cell>
          <table:table-cell table:style-name="Tableau2.A1" office:value-type="string">
            <text:p text:style-name="P37">none</text:p>
          </table:table-cell>
          <table:table-cell table:style-name="Tableau2.D2" office:value-type="string">
            <text:p text:style-name="P37">Y</text:p>
          </table:table-cell>
        </table:table-row>
        <table:table-row table:style-name="TableLine269162192">
          <table:table-cell table:style-name="Tableau2.A2" office:value-type="string">
            <text:p text:style-name="P78">mode</text:p>
          </table:table-cell>
          <table:table-cell table:style-name="Tableau2.A1" office:value-type="string">
            <text:p text:style-name="P1"><text:span text:style-name="T120">The resolution mode</text:span>: <text:span text:style-name="T41">exact</text:span><text:span text:style-name="T31">, </text:span><text:span text:style-name="T41">available</text:span></text:p>
          </table:table-cell>
          <table:table-cell table:style-name="Tableau2.A1" office:value-type="string">
            <text:p text:style-name="P40">exact</text:p>
          </table:table-cell>
          <table:table-cell table:style-name="Tableau2.D2" office:value-type="string">
            <text:p text:style-name="P33">N</text:p>
          </table:table-cell>
        </table:table-row>
      </table:table>
      <text:p text:style-name="P105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row table:style-name="TableLine302371904">
          <table:table-cell table:style-name="Tableau3.A1" table:number-columns-spanned="2" office:value-type="string">
            <text:p text:style-name="P165"><text:span text:style-name="T93">Metadata</text:span><text:span text:style-name="T43"> queries:</text:span> <text:span text:style-name="T102">https://</text:span><text:span text:style-name="T84">host</text:span><text:span text:style-name="T102">/</text:span><text:span text:style-name="T52">metadata</text:span><text:span text:style-name="T102">/</text:span><text:span text:style-name="T52">metadataset</text:span><text:span text:style-name="T102">/</text:span><text:span text:style-name="T58">provider</text:span><text:span text:style-name="T102">/</text:span><text:span text:style-name="T58">id</text:span><text:span text:style-name="T102">/</text:span><text:span text:style-name="T58">version</text:span><text:span text:style-name="T102">?</text:span><text:span text:style-name="T72">detail </text:span><text:span text:style-name="T86">or</text:span><text:span text:style-name="T72"> </text:span><text:span text:style-name="T85">https://</text:span><text:span text:style-name="T87">host</text:span><text:span text:style-name="T85">/</text:span><text:span text:style-name="T53">metadata</text:span><text:span text:style-name="T85">/</text:span><text:span text:style-name="T53">metadataflow</text:span><text:span text:style-name="T85">/</text:span><text:span text:style-name="T60">agency</text:span><text:span text:style-name="T85">/</text:span><text:span text:style-name="T60">id</text:span><text:span text:style-name="T85">/</text:span><text:span text:style-name="T60">version</text:span><text:span text:style-name="T88">/</text:span><text:span text:style-name="T60">provider</text:span><text:span text:style-name="T85">?</text:span><text:span text:style-name="T72">detail</text:span><text:span text:style-name="T73"> </text:span><text:span text:style-name="T86">or</text:span></text:p>
            <text:p text:style-name="P165"><text:span text:style-name="T86">https://</text:span><text:span text:style-name="T87">host</text:span><text:span text:style-name="T86">/</text:span><text:span text:style-name="T53">metadata</text:span><text:span text:style-name="T86">/</text:span><text:span text:style-name="T53">structure</text:span><text:span text:style-name="T86">/</text:span><text:span text:style-name="T60">type</text:span><text:span text:style-name="T86">/</text:span><text:span text:style-name="T60">agency</text:span><text:span text:style-name="T86">/</text:span><text:span text:style-name="T60">id</text:span><text:span text:style-name="T86">/</text:span><text:span text:style-name="T60">version</text:span><text:span text:style-name="T88">/</text:span><text:span text:style-name="T60">provider</text:span><text:span text:style-name="T86">?</text:span><text:span text:style-name="T72">detail</text:span></text:p>
          </table:table-cell>
          <table:covered-table-cell/>
          <table:table-cell table:style-name="Tableau3.C1" office:value-type="string">
            <text:p text:style-name="P157"><text:s/>Default</text:p>
          </table:table-cell>
          <table:table-cell table:style-name="Tableau3.D1" office:value-type="string">
            <text:p text:style-name="P161">Multi</text:p>
          </table:table-cell>
        </table:table-row>
        <table:table-row table:style-name="TableLine295840000">
          <table:table-cell table:style-name="Tableau3.A2" office:value-type="string">
            <text:p text:style-name="P92">provider</text:p>
          </table:table-cell>
          <table:table-cell table:style-name="Tableau3.A1" office:value-type="string">
            <text:p text:style-name="P115"><text:span text:style-name="T121">T</text:span>he provider of metadata</text:p>
          </table:table-cell>
          <table:table-cell table:style-name="Tableau3.A1" office:value-type="string">
            <text:p text:style-name="P52">*</text:p>
          </table:table-cell>
          <table:table-cell table:style-name="Tableau3.D2" office:value-type="string">
            <text:p text:style-name="P47">Y</text:p>
          </table:table-cell>
        </table:table-row>
        <table:table-row table:style-name="TableLine300917328">
          <table:table-cell table:style-name="Tableau3.A2" office:value-type="string">
            <text:p text:style-name="P65">a<text:span text:style-name="T101">gency</text:span></text:p>
          </table:table-cell>
          <table:table-cell table:style-name="Tableau3.A1" office:value-type="string">
            <text:p text:style-name="P38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3.A1" office:value-type="string">
            <text:p text:style-name="P52">*</text:p>
          </table:table-cell>
          <table:table-cell table:style-name="Tableau3.D2" office:value-type="string">
            <text:p text:style-name="P58">Y</text:p>
          </table:table-cell>
        </table:table-row>
        <table:table-row table:style-name="TableLine294486688">
          <table:table-cell table:style-name="Tableau3.A2" office:value-type="string">
            <text:p text:style-name="P69">id</text:p>
          </table:table-cell>
          <table:table-cell table:style-name="Tableau3.A1" office:value-type="string">
            <text:p text:style-name="P38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3.A1" office:value-type="string">
            <text:p text:style-name="P52">*</text:p>
          </table:table-cell>
          <table:table-cell table:style-name="Tableau3.D2" office:value-type="string">
            <text:p text:style-name="P46">Y</text:p>
          </table:table-cell>
        </table:table-row>
        <table:table-row table:style-name="TableLine305709440">
          <table:table-cell table:style-name="Tableau3.A2" office:value-type="string">
            <text:p text:style-name="P76">version</text:p>
          </table:table-cell>
          <table:table-cell table:style-name="Tableau3.A1" office:value-type="string">
            <text:p text:style-name="P38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3.A1" office:value-type="string">
            <text:p text:style-name="P52">*</text:p>
          </table:table-cell>
          <table:table-cell table:style-name="Tableau3.D2" office:value-type="string">
            <text:p text:style-name="P58">Y</text:p>
          </table:table-cell>
        </table:table-row>
        <table:table-row table:style-name="TableLine305709440">
          <table:table-cell table:style-name="Tableau3.A2" office:value-type="string">
            <text:p text:style-name="P70">type</text:p>
          </table:table-cell>
          <table:table-cell table:style-name="Tableau3.A1" office:value-type="string">
            <text:p text:style-name="P115">The structure type (cf. Structure queries)</text:p>
          </table:table-cell>
          <table:table-cell table:style-name="Tableau3.A1" office:value-type="string">
            <text:p text:style-name="P52">*</text:p>
          </table:table-cell>
          <table:table-cell table:style-name="Tableau3.D2" office:value-type="string">
            <text:p text:style-name="P59">N</text:p>
          </table:table-cell>
        </table:table-row>
        <table:table-row table:style-name="TableLine291596816">
          <table:table-cell table:style-name="Tableau3.A2" office:value-type="string">
            <text:p text:style-name="P79">detail</text:p>
          </table:table-cell>
          <table:table-cell table:style-name="Tableau3.A1" office:value-type="string">
            <text:p text:style-name="P115">The amount of information to be returned: <text:span text:style-name="T81">full</text:span>, <text:span text:style-name="T81">allstubs</text:span></text:p>
          </table:table-cell>
          <table:table-cell table:style-name="Tableau3.A1" office:value-type="string">
            <text:p text:style-name="P39">full</text:p>
          </table:table-cell>
          <table:table-cell table:style-name="Tableau3.D2" office:value-type="string">
            <text:p text:style-name="P39">N</text:p>
          </table:table-cell>
        </table:table-row>
      </table:table>
      <text:list xml:id="list528888366" text:style-name="L1">
        <text:list-header>
          <text:p text:style-name="P117"/>
        </text:list-header>
      </text:list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102"><text:span text:style-name="T78">Useful</text:span> HTTP headers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147">If-Modified-Since</text:p>
          </table:table-cell>
          <table:table-cell table:style-name="Tableau6.B2" office:value-type="string">
            <text:p text:style-name="P139">Get the data only if something has changed <text:span text:style-name="T117">(</text:span><text:span text:style-name="T90">If-None-Match</text:span><text:span text:style-name="T117"> is an alternative)</text:span></text:p>
          </table:table-cell>
        </table:table-row>
        <table:table-row table:style-name="Tableau6.1">
          <table:table-cell table:style-name="Tableau6.A3" office:value-type="string">
            <text:p text:style-name="P147">Accept</text:p>
          </table:table-cell>
          <table:table-cell table:style-name="Tableau6.B3" office:value-type="string">
            <text:p text:style-name="P139">Select the desired format</text:p>
          </table:table-cell>
        </table:table-row>
        <table:table-row table:style-name="Tableau6.1">
          <table:table-cell table:style-name="Tableau6.A3" office:value-type="string">
            <text:p text:style-name="P147">Accept-Encoding</text:p>
          </table:table-cell>
          <table:table-cell table:style-name="Tableau6.B3" office:value-type="string">
            <text:p text:style-name="P139">Compress the response</text:p>
          </table:table-cell>
        </table:table-row>
        <table:table-row table:style-name="Tableau6.1">
          <table:table-cell table:style-name="Tableau6.A3" office:value-type="string">
            <text:p text:style-name="P147">Accept-<text:span text:style-name="T117">Lan</text:span>g<text:span text:style-name="T117">uage</text:span></text:p>
          </table:table-cell>
          <table:table-cell table:style-name="Tableau6.B3" office:value-type="string">
            <text:p text:style-name="P139">Select the desired <text:span text:style-name="T112">language</text:span></text:p>
          </table:table-cell>
        </table:table-row>
      </table:table>
      <text:h text:style-name="P31" text:outline-level="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102">Supported format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139">SDMX-ML <text:span text:style-name="T77">Data</text:span></text:p>
          </table:table-cell>
          <table:table-cell table:style-name="Tableau7.B2" office:value-type="string">
            <text:p text:style-name="P147">application/vnd.sdmx.data+xml;version=<text:span text:style-name="T110">3.0.0</text:span></text:p>
          </table:table-cell>
        </table:table-row>
        <table:table-row table:style-name="Tableau7.1">
          <table:table-cell table:style-name="Tableau7.A3" office:value-type="string">
            <text:p text:style-name="P139">SDMX-JSON <text:span text:style-name="T97">Data</text:span></text:p>
          </table:table-cell>
          <table:table-cell table:style-name="Tableau7.B3" office:value-type="string">
            <text:p text:style-name="P147">application/vnd.sdmx.data+json;version=<text:span text:style-name="T110">2</text:span>.0.0</text:p>
          </table:table-cell>
        </table:table-row>
        <table:table-row table:style-name="Tableau7.1">
          <table:table-cell table:style-name="Tableau7.A3" office:value-type="string">
            <text:p text:style-name="P128">SDMX-CSV <text:span text:style-name="T99">Data</text:span></text:p>
          </table:table-cell>
          <table:table-cell table:style-name="Tableau7.B3" office:value-type="string">
            <text:p text:style-name="P147">application/vnd.sdmx.data+<text:span text:style-name="T95">csv</text:span>;version=1.0.0</text:p>
          </table:table-cell>
        </table:table-row>
        <table:table-row table:style-name="Tableau7.1">
          <table:table-cell table:style-name="Tableau7.A3" office:value-type="string">
            <text:p text:style-name="P130">SDMX-ML Structure</text:p>
          </table:table-cell>
          <table:table-cell table:style-name="Tableau7.B3" office:value-type="string">
            <text:p text:style-name="P147">application/vnd.sdmx.structure+xml;version=<text:span text:style-name="T110">3.0.0</text:span></text:p>
          </table:table-cell>
        </table:table-row>
        <table:table-row table:style-name="Tableau7.1">
          <table:table-cell table:style-name="Tableau7.A3" office:value-type="string">
            <text:p text:style-name="P139">SDMX-<text:span text:style-name="T97">JSON Structure</text:span></text:p>
          </table:table-cell>
          <table:table-cell table:style-name="Tableau7.B3" office:value-type="string">
            <text:p text:style-name="P147">application/vnd.sdmx.structure+json;version=<text:span text:style-name="T110">2</text:span>.0.0</text:p>
          </table:table-cell>
        </table:table-row>
        <table:table-row table:style-name="Tableau7.1">
          <table:table-cell table:style-name="Tableau7.A3" office:value-type="string">
            <text:p text:style-name="P130">SDMX-ML <text:span text:style-name="T111">Metadata</text:span></text:p>
          </table:table-cell>
          <table:table-cell table:style-name="Tableau7.B3" office:value-type="string">
            <text:p text:style-name="P147">application/vnd.sdmx.<text:span text:style-name="T89">metadata</text:span><text:span text:style-name="T77">+</text:span>xml;version=2.<text:span text:style-name="T110">0.0</text:span></text:p>
          </table:table-cell>
        </table:table-row>
        <table:table-row table:style-name="Tableau7.1">
          <table:table-cell table:style-name="Tableau7.A3" office:value-type="string">
            <text:p text:style-name="P139">SDMX-<text:span text:style-name="T110">JSON Metadata</text:span></text:p>
          </table:table-cell>
          <table:table-cell table:style-name="Tableau7.B3" office:value-type="string">
            <text:p text:style-name="P147">application/vnd.sdmx.<text:span text:style-name="T77">meta</text:span>data+<text:span text:style-name="T89">json</text:span>;version=2.<text:span text:style-name="T110">0.0</text:span></text:p>
          </table:table-cell>
        </table:table-row>
        <table:table-row table:style-name="Tableau7.1">
          <table:table-cell table:style-name="Tableau7.A3" office:value-type="string">
            <text:p text:style-name="P139">SDMX-<text:span text:style-name="T110">CSV</text:span><text:span text:style-name="T77"> Meta</text:span><text:span text:style-name="T110">data</text:span> </text:p>
          </table:table-cell>
          <table:table-cell table:style-name="Tableau7.B3" office:value-type="string">
            <text:p text:style-name="P147">application/vnd.sdmx.<text:span text:style-name="T89">metadata</text:span>+<text:span text:style-name="T89">csv</text:span>;version=2.<text:span text:style-name="T110">0.0</text:span></text:p>
          </table:table-cell>
        </table:table-row>
      </table:table>
      <text:p text:style-name="P118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h text:style-name="P17" text:outline-level="1">Period formats</text:h>
          </table:table-cell>
          <table:covered-table-cell/>
        </table:table-row>
        <table:table-row table:style-name="Tableau8.1">
          <table:table-cell table:style-name="Tableau8.A2" office:value-type="string">
            <text:p text:style-name="P139">Daily/Business</text:p>
          </table:table-cell>
          <table:table-cell table:style-name="Tableau8.B2" office:value-type="string">
            <text:p text:style-name="P150">YYYY-MM-DD</text:p>
          </table:table-cell>
        </table:table-row>
        <table:table-row table:style-name="Tableau8.1">
          <table:table-cell table:style-name="Tableau8.A3" office:value-type="string">
            <text:p text:style-name="P139">Weekly</text:p>
          </table:table-cell>
          <table:table-cell table:style-name="Tableau8.B3" office:value-type="string">
            <text:p text:style-name="P150">YYYY-W[01-53]</text:p>
          </table:table-cell>
        </table:table-row>
        <table:table-row table:style-name="Tableau8.1">
          <table:table-cell table:style-name="Tableau8.A3" office:value-type="string">
            <text:p text:style-name="P139">Monthly</text:p>
          </table:table-cell>
          <table:table-cell table:style-name="Tableau8.B3" office:value-type="string">
            <text:p text:style-name="P150">YYYY-MM</text:p>
          </table:table-cell>
        </table:table-row>
        <table:table-row table:style-name="Tableau8.1">
          <table:table-cell table:style-name="Tableau8.A3" office:value-type="string">
            <text:p text:style-name="P139">Quarterly</text:p>
          </table:table-cell>
          <table:table-cell table:style-name="Tableau8.B3" office:value-type="string">
            <text:p text:style-name="P150">YYYY-Q[1-4]</text:p>
          </table:table-cell>
        </table:table-row>
        <table:table-row table:style-name="Tableau8.1">
          <table:table-cell table:style-name="Tableau8.A3" office:value-type="string">
            <text:p text:style-name="P139">Semi-annual</text:p>
          </table:table-cell>
          <table:table-cell table:style-name="Tableau8.B3" office:value-type="string">
            <text:p text:style-name="P150">YYYY-S[1-2]</text:p>
          </table:table-cell>
        </table:table-row>
        <table:table-row table:style-name="Tableau8.1">
          <table:table-cell table:style-name="Tableau8.A3" office:value-type="string">
            <text:p text:style-name="P139">Annual</text:p>
          </table:table-cell>
          <table:table-cell table:style-name="Tableau8.B3" office:value-type="string">
            <text:p text:style-name="P150">YYYY</text:p>
          </table:table-cell>
        </table:table-row>
      </table:table>
      <text:p text:style-name="P118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h text:style-name="P17" text:outline-level="1">Useful response codes</text:h>
          </table:table-cell>
          <table:covered-table-cell/>
        </table:table-row>
        <table:table-row table:style-name="Tableau9.1">
          <table:table-cell table:style-name="Tableau9.A2" office:value-type="string">
            <text:p text:style-name="P89">200 <text:span text:style-name="T45">(OK)</text:span></text:p>
          </table:table-cell>
          <table:table-cell table:style-name="Tableau9.B2" office:value-type="string">
            <text:p text:style-name="P123">Life is good</text:p>
          </table:table-cell>
        </table:table-row>
        <table:table-row table:style-name="Tableau9.1">
          <table:table-cell table:style-name="Tableau9.A3" office:value-type="string">
            <text:p text:style-name="P87">204 <text:span text:style-name="T42">(No content)</text:span></text:p>
          </table:table-cell>
          <table:table-cell table:style-name="Tableau9.B3" office:value-type="string">
            <text:p text:style-name="P123"><text:span text:style-name="T115">No results. Mostly harmless, </text:span><text:span text:style-name="T116">especially</text:span><text:span text:style-name="T115"> </text:span><text:span text:style-name="T116">i</text:span>f you used <text:span text:style-name="T48">updatedAfter</text:span></text:p>
          </table:table-cell>
        </table:table-row>
        <table:table-row table:style-name="Tableau9.1">
          <table:table-cell table:style-name="Tableau9.A3" office:value-type="string">
            <text:p text:style-name="P89">304 <text:span text:style-name="T45">(No change)</text:span></text:p>
          </table:table-cell>
          <table:table-cell table:style-name="Tableau9.B3" office:value-type="string">
            <text:p text:style-name="P153"><text:span text:style-name="T12">No change since the timestamp supplied in the </text:span><text:span text:style-name="T48">If-Modified-Since header</text:span></text:p>
          </table:table-cell>
        </table:table-row>
        <table:table-row table:style-name="Tableau9.1">
          <table:table-cell table:style-name="Tableau9.A3" office:value-type="string">
            <text:p text:style-name="P100">400 <text:span text:style-name="T45">(Syntax error)</text:span></text:p>
          </table:table-cell>
          <table:table-cell table:style-name="Tableau9.B3" office:value-type="string">
            <text:p text:style-name="P133">Your query checking you must</text:p>
          </table:table-cell>
        </table:table-row>
        <table:table-row table:style-name="Tableau9.1">
          <table:table-cell table:style-name="Tableau9.A3" office:value-type="string">
            <text:p text:style-name="P98">401 <text:span text:style-name="T45">(Login needed)</text:span></text:p>
          </table:table-cell>
          <table:table-cell table:style-name="Tableau9.B3" office:value-type="string">
            <text:p text:style-name="P136">Only available on a need to know basis</text:p>
          </table:table-cell>
        </table:table-row>
        <table:table-row table:style-name="Tableau9.1">
          <table:table-cell table:style-name="Tableau9.A3" office:value-type="string">
            <text:p text:style-name="P100">406 <text:span text:style-name="T45">(Invalid format)</text:span></text:p>
          </table:table-cell>
          <table:table-cell table:style-name="Tableau9.B3" office:value-type="string">
            <text:p text:style-name="P139">Not a supported format. <text:span text:style-name="T76">No worries, SDMX is all you need</text:span></text:p>
          </table:table-cell>
        </table:table-row>
        <table:table-row table:style-name="Tableau9.1">
          <table:table-cell table:style-name="Tableau9.A3" office:value-type="string">
            <text:p text:style-name="P98">413 <text:span text:style-name="T45">(Results too large)</text:span></text:p>
          </table:table-cell>
          <table:table-cell table:style-name="Tableau9.B3" office:value-type="string">
            <text:p text:style-name="P136">You know greed is a sin, right?</text:p>
          </table:table-cell>
        </table:table-row>
        <table:table-row table:style-name="Tableau9.1">
          <table:table-cell table:style-name="Tableau9.A3" office:value-type="string">
            <text:p text:style-name="P98">41<text:span text:style-name="T94">4</text:span> <text:span text:style-name="T45">(</text:span><text:span text:style-name="T46">URI too long</text:span><text:span text:style-name="T45">)</text:span></text:p>
          </table:table-cell>
          <table:table-cell table:style-name="Tableau9.B3" office:value-type="string">
            <text:p text:style-name="P126">Write short sentences</text:p>
          </table:table-cell>
        </table:table-row>
        <table:table-row table:style-name="Tableau9.1">
          <table:table-cell table:style-name="Tableau9.A3" office:value-type="string">
            <text:p text:style-name="P100">4<text:span text:style-name="T113">22</text:span> <text:span text:style-name="T45">(Semantic error)</text:span></text:p>
          </table:table-cell>
          <table:table-cell table:style-name="Tableau9.B3" office:value-type="string">
            <text:p text:style-name="P139">The syntax of the query is OK but it makes no sense anyway. <text:span text:style-name="T76">Tolerated only on April Fools</text:span></text:p>
          </table:table-cell>
        </table:table-row>
        <table:table-row table:style-name="Tableau9.1">
          <table:table-cell table:style-name="Tableau9.A3" office:value-type="string">
            <text:p text:style-name="P100">500 <text:span text:style-name="T45">(Server error)</text:span></text:p>
          </table:table-cell>
          <table:table-cell table:style-name="Tableau9.B3" office:value-type="string">
            <text:p text:style-name="P123">Someone somewhere is having a bad day</text:p>
          </table:table-cell>
        </table:table-row>
        <table:table-row table:style-name="Tableau9.1">
          <table:table-cell table:style-name="Tableau9.A3" office:value-type="string">
            <text:p text:style-name="P100">501 <text:span text:style-name="T45">(Not implemented)</text:span></text:p>
          </table:table-cell>
          <table:table-cell table:style-name="Tableau9.B3" office:value-type="string">
            <text:p text:style-name="P123">Feature coming soon in a web service near you</text:p>
          </table:table-cell>
        </table:table-row>
        <table:table-row table:style-name="Tableau9.1">
          <table:table-cell table:style-name="Tableau9.A3" office:value-type="string">
            <text:p text:style-name="P100">503 <text:span text:style-name="T45">(Unavailable)</text:span></text:p>
          </table:table-cell>
          <table:table-cell table:style-name="Tableau9.B3" office:value-type="string">
            <text:p text:style-name="P139"><text:span text:style-name="T76">T</text:span>ry again later.</text:p>
          </table:table-cell>
        </table:table-row>
      </table:table>
      <text:h text:style-name="P26" text:outline-level="1"><text:span text:style-name="T96"/></text:h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106">Special character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43">*</text:p>
          </table:table-cell>
          <table:table-cell table:style-name="Tableau4.B2" office:value-type="string">
            <text:p text:style-name="P140">All</text:p>
          </table:table-cell>
        </table:table-row>
        <table:table-row table:style-name="Tableau4.1">
          <table:table-cell table:style-name="Tableau4.A3" office:value-type="string">
            <text:p text:style-name="P146">+</text:p>
          </table:table-cell>
          <table:table-cell table:style-name="Tableau4.B3" office:value-type="string">
            <text:p text:style-name="P140">Latest stable version</text:p>
          </table:table-cell>
        </table:table-row>
        <table:table-row table:style-name="Tableau4.1">
          <table:table-cell table:style-name="Tableau4.A3" office:value-type="string">
            <text:p text:style-name="P143">~</text:p>
          </table:table-cell>
          <table:table-cell table:style-name="Tableau4.B3" office:value-type="string">
            <text:p text:style-name="P140">Latest version (whether stable, draft or unversioned)</text:p>
          </table:table-cell>
        </table:table-row>
        <table:table-row table:style-name="Tableau4.1">
          <table:table-cell table:style-name="Tableau4.A3" office:value-type="string">
            <text:p text:style-name="P144">,</text:p>
          </table:table-cell>
          <table:table-cell table:style-name="Tableau4.B3" office:value-type="string">
            <text:p text:style-name="P140"><text:span text:style-name="T117">O</text:span>r</text:p>
          </table:table-cell>
        </table:table-row>
        <table:table-row table:style-name="Tableau4.1">
          <table:table-cell table:style-name="Tableau4.A3" office:value-type="string">
            <text:p text:style-name="P144">.</text:p>
          </table:table-cell>
          <table:table-cell table:style-name="Tableau4.B3" office:value-type="string">
            <text:p text:style-name="P138">Subpart operator</text:p>
          </table:table-cell>
        </table:table-row>
        <table:table-row table:style-name="Tableau4.1">
          <table:table-cell table:style-name="Tableau4.A3" office:value-type="string">
            <text:p text:style-name="P146">+</text:p>
          </table:table-cell>
          <table:table-cell table:style-name="Tableau4.B3" office:value-type="string">
            <text:p text:style-name="P138">Multivalues attribute</text:p>
          </table:table-cell>
        </table:table-row>
      </table:table>
      <text:h text:style-name="P27" text:outline-level="1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106">Operators for component-based querie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154">eq</text:p>
          </table:table-cell>
          <table:table-cell table:style-name="Tableau5.B2" office:value-type="string">
            <text:p text:style-name="P141">Equal</text:p>
          </table:table-cell>
        </table:table-row>
        <table:table-row table:style-name="Tableau5.1">
          <table:table-cell table:style-name="Tableau5.A3" office:value-type="string">
            <text:p text:style-name="P154">ne</text:p>
          </table:table-cell>
          <table:table-cell table:style-name="Tableau5.B3" office:value-type="string">
            <text:p text:style-name="P141">Not equal</text:p>
          </table:table-cell>
        </table:table-row>
        <table:table-row table:style-name="Tableau5.1">
          <table:table-cell table:style-name="Tableau5.A3" office:value-type="string">
            <text:p text:style-name="P154">lt</text:p>
          </table:table-cell>
          <table:table-cell table:style-name="Tableau5.B3" office:value-type="string">
            <text:p text:style-name="P141">Less than</text:p>
          </table:table-cell>
        </table:table-row>
        <table:table-row table:style-name="Tableau5.1">
          <table:table-cell table:style-name="Tableau5.A3" office:value-type="string">
            <text:p text:style-name="P154">le</text:p>
          </table:table-cell>
          <table:table-cell table:style-name="Tableau5.B3" office:value-type="string">
            <text:p text:style-name="P141">Less than or equal to</text:p>
          </table:table-cell>
        </table:table-row>
        <table:table-row table:style-name="Tableau5.1">
          <table:table-cell table:style-name="Tableau5.A3" office:value-type="string">
            <text:p text:style-name="P154">gt</text:p>
          </table:table-cell>
          <table:table-cell table:style-name="Tableau5.B3" office:value-type="string">
            <text:p text:style-name="P141">Greater than</text:p>
          </table:table-cell>
        </table:table-row>
        <table:table-row table:style-name="Tableau5.1">
          <table:table-cell table:style-name="Tableau5.A3" office:value-type="string">
            <text:p text:style-name="P154"><text:span text:style-name="T110">g</text:span>e</text:p>
          </table:table-cell>
          <table:table-cell table:style-name="Tableau5.B3" office:value-type="string">
            <text:p text:style-name="P141">Greater than or equal to</text:p>
          </table:table-cell>
        </table:table-row>
        <table:table-row table:style-name="Tableau5.1">
          <table:table-cell table:style-name="Tableau5.A3" office:value-type="string">
            <text:p text:style-name="P154">co</text:p>
          </table:table-cell>
          <table:table-cell table:style-name="Tableau5.B3" office:value-type="string">
            <text:p text:style-name="P141">Contains</text:p>
          </table:table-cell>
        </table:table-row>
        <table:table-row table:style-name="Tableau5.1">
          <table:table-cell table:style-name="Tableau5.A3" office:value-type="string">
            <text:p text:style-name="P154">nc</text:p>
          </table:table-cell>
          <table:table-cell table:style-name="Tableau5.B3" office:value-type="string">
            <text:p text:style-name="P141">Does not contain</text:p>
          </table:table-cell>
        </table:table-row>
        <table:table-row table:style-name="Tableau5.1">
          <table:table-cell table:style-name="Tableau5.A3" office:value-type="string">
            <text:p text:style-name="P154">sw</text:p>
          </table:table-cell>
          <table:table-cell table:style-name="Tableau5.B3" office:value-type="string">
            <text:p text:style-name="P142">Starts with</text:p>
          </table:table-cell>
        </table:table-row>
        <table:table-row table:style-name="Tableau5.1">
          <table:table-cell table:style-name="Tableau5.A3" office:value-type="string">
            <text:p text:style-name="P154">ew</text:p>
          </table:table-cell>
          <table:table-cell table:style-name="Tableau5.B3" office:value-type="string">
            <text:p text:style-name="P142">Ends with</text:p>
          </table:table-cell>
        </table:table-row>
        <table:table-row table:style-name="Tableau5.1">
          <table:table-cell table:style-name="Tableau5.A3" office:value-type="string">
            <text:p text:style-name="P154">nd</text:p>
          </table:table-cell>
          <table:table-cell table:style-name="Tableau5.B3" office:value-type="string">
            <text:p text:style-name="P142">And</text:p>
          </table:table-cell>
        </table:table-row>
        <table:table-row table:style-name="Tableau5.1">
          <table:table-cell table:style-name="Tableau5.A3" office:value-type="string">
            <text:p text:style-name="P154">or</text:p>
          </table:table-cell>
          <table:table-cell table:style-name="Tableau5.B3" office:value-type="string">
            <text:p text:style-name="P142">Or</text:p>
          </table:table-cell>
        </table:table-row>
      </table:table>
      <text:p text:style-name="P107"/>
      <text:h text:style-name="P22" text:outline-level="1">Tips and tricks</text:h>
      <text:list xml:id="list155252047833764" text:continue-numbering="true" text:style-name="L1">
        <text:list-item>
          <text:h text:style-name="P21" text:outline-level="1"><text:span text:style-name="T65">Trust but verify!</text:span><text:span text:style-name="T15"> </text:span><text:span text:style-name="T17">Check the identity of the web service by</text:span><text:span text:style-name="T12"> </text:span><text:span text:style-name="T17">connecting over https.</text:span></text:h>
        </text:list-item>
        <text:list-item>
          <text:h text:style-name="P21" text:outline-level="1"><text:span text:style-name="T65">Know your mime type!</text:span><text:span text:style-name="T18"> </text:span><text:span text:style-name="T17">Specify the output format you want, using the </text:span><text:span text:style-name="T1">HTTP Accept header</text:span><text:span text:style-name="T17">. Else, the web service will determine the format and this choice may change over time (for example, when new versions of SDMX are released).</text:span></text:h>
        </text:list-item>
        <text:list-item>
          <text:h text:style-name="P21" text:outline-level="1"><text:span text:style-name="T65">Laziness is a virtue!</text:span><text:span text:style-name="T18"> </text:span><text:span text:style-name="T17">Don’t lose time, resources and bandwidth processing the response if nothing has changed! Use the </text:span><text:span text:style-name="T1">updatedAfter</text:span><text:span text:style-name="T17"> parameter if you can handle deltas, or the </text:span><text:span text:style-name="T1">If-Modified-Since header</text:span><text:span text:style-name="T17"> otherwise.</text:span></text:h>
        </text:list-item>
        <text:list-item>
          <text:h text:style-name="P21" text:outline-level="1"><text:span text:style-name="T65">Travel light!</text:span><text:span text:style-name="T16"> </text:span><text:span text:style-name="T17">Compress the response, using the </text:span><text:span text:style-name="T1">HTTP Accept-Encoding header</text:span><text:span text:style-name="T17">.</text:span></text:h>
        </text:list-item>
        <text:list-item>
          <text:h text:style-name="P21" text:outline-level="1"><text:span text:style-name="T65">The answer is 42. </text:span><text:span text:style-name="T19">Or not.</text:span><text:span text:style-name="T18"> </text:span><text:span text:style-name="T17">Check the status code of the response. It’s not always 200 (or 42).</text:span></text:h>
        </text:list-item>
        <text:list-item>
          <text:h text:style-name="P25" text:outline-level="1"><text:span text:style-name="T67">Read The Fine Manual. </text:span><text:span text:style-name="T20">Check </text:span><text:span text:style-name="T21">the</text:span><text:span text:style-name="T20"> SDMX RESTful specification (Section 7): </text:span><text:a xlink:type="simple" xlink:href="http://sdmx.org/?page_id=10" text:style-name="Internet_20_link" text:visited-style-name="Visited_20_Internet_20_Link"><text:span text:style-name="Internet_20_link"><text:span text:style-name="T96">http://sdmx.org/?page_id=10</text:span></text:span></text:a></text:h>
        </text:list-item>
        <text:list-item>
          <text:h text:style-name="P30" text:outline-level="1"><text:span text:style-name="T66">Contact us!</text:span><text:span text:style-name="T20"> </text:span><text:span text:style-name="T22">Y</text:span><text:span text:style-name="T21">ou think a killer feature is missing? Drop us a line at </text:span><text:a xlink:type="simple" xlink:href="mailto:twg@sdmx.org" text:style-name="Internet_20_link" text:visited-style-name="Visited_20_Internet_20_Link"><text:span text:style-name="T96">twg@sdmx.org</text:span></text:a><text:span text:style-name="T21">.</text:span><text:span text:style-name="T96"> </text:span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scadia Code" svg:font-family="'Cascadia Code'" style:font-pitch="fixed"/>
    <style:font-face style:name="Source Code Pro ExtraLight" svg:font-family="'Source Code Pro ExtraLight'" style:font-pitch="fixed"/>
    <style:font-face style:name="DejaVu Sans Mono" svg:font-family="'DejaVu Sans Mono'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Fira Code" svg:font-family="'Fira Code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orphans="2" fo:widows="2" style:writing-mode="lr-tb"/>
      <style:text-properties style:use-window-font-color="true" loext:opacity="0%" style:font-name="Liberation Sans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423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106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106cm" fo:margin-bottom="0cm" style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loext:graphic-properties draw:fill="none" draw:fill-color="#729fcf"/>
      <style:paragraph-properties fo:margin-top="0cm" fo:margin-bottom="0cm" style:contextual-spacing="false" style:page-number="auto" fo:background-color="transparent" style:shadow="none">
        <style:tab-stops/>
      </style:paragraph-properties>
      <style:text-properties fo:color="#ff3333" loext:opacity="100%" style:font-name="Liberation Mono1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cm" fo:margin-bottom="0.3cm" style:contextual-spacing="false" fo:text-align="center" style:justify-single-word="false">
        <style:tab-stops/>
      </style:paragraph-properties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cm" fo:margin-bottom="0cm" style:contextual-spacing="false"/>
      <style:text-properties fo:color="#0093d9" loext:opacity="100%" style:font-name="Liberation Mono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loext:opacity="100%" style:font-name="Liberation Mono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fo:color="#000000" loext:opacity="100%" style:font-name="Liberation Mono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106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snovsky, Xavier</meta:initial-creator>
    <meta:creation-date>2014-10-16T10:26:00</meta:creation-date>
    <dc:date>2021-02-02T15:52:50.614591363</dc:date>
    <meta:editing-cycles>121</meta:editing-cycles>
    <meta:editing-duration>P1DT3H16M12S</meta:editing-duration>
    <meta:generator>LibreOffice/7.0.4.2$Linux_X86_64 LibreOffice_project/00$Build-2</meta:generator>
    <meta:document-statistic meta:table-count="11" meta:image-count="0" meta:object-count="0" meta:page-count="4" meta:paragraph-count="283" meta:word-count="928" meta:character-count="7187" meta:non-whitespace-character-count="6543"/>
  </office:meta>
</office:document-meta>
</file>